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605cm"/>
    </style:style>
    <style:style style:name="ro1" style:family="table-row">
      <style:table-row-properties style:row-height="5.1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1">
      <style:table-cell-properties fo:wrap-option="wrap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m-usa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4"/>
        <table:table-column table:style-name="co1" table:number-columns-repeated="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column table:style-name="co5" table:default-cell-style-name="ce4"/>
        <table:table-column table:style-name="co1" table:number-columns-repeated="2" table:default-cell-style-name="Default"/>
        <table:table-column table:style-name="co6" table:default-cell-style-name="ce4"/>
        <table:table-column table:style-name="co1" table:number-columns-repeated="976" table:default-cell-style-name="Default"/>
        <table:table-row table:style-name="ro1">
          <table:table-cell table:style-name="ce1" office:value-type="string" calcext:value-type="string">
            <text:p>iso3</text:p>
          </table:table-cell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Electricity demand (TWh)</text:p>
          </table:table-cell>
          <table:table-cell table:style-name="ce3"/>
          <table:table-cell table:style-name="ce1" office:value-type="string" calcext:value-type="string">
            <text:p>Net imports (TWh)</text:p>
          </table:table-cell>
          <table:table-cell table:style-name="ce1" office:value-type="string" calcext:value-type="string">
            <text:p>Electricity generation (TWh)</text:p>
          </table:table-cell>
          <table:table-cell/>
          <table:table-cell table:style-name="ce1" office:value-type="string" calcext:value-type="string">
            <text:p>Electricity from fossil fuels (TWh)</text:p>
          </table:table-cell>
          <table:table-cell table:style-name="ce3"/>
          <table:table-cell table:style-name="ce1" office:value-type="string" calcext:value-type="string">
            <text:p>Electricity from coal (TWh)</text:p>
          </table:table-cell>
          <table:table-cell table:style-name="ce1" office:value-type="string" calcext:value-type="string">
            <text:p>Electricity from oil (TWh)</text:p>
          </table:table-cell>
          <table:table-cell table:style-name="ce1" office:value-type="string" calcext:value-type="string">
            <text:p>Electricity from gas (TWh)</text:p>
          </table:table-cell>
          <table:table-cell table:style-name="ce1" office:value-type="string" calcext:value-type="string">
            <text:p>Low-carbon electricity (TWh)</text:p>
          </table:table-cell>
          <table:table-cell table:style-name="ce3"/>
          <table:table-cell table:style-name="ce1" office:value-type="string" calcext:value-type="string">
            <text:p>Electricity from nuclear (TWh)</text:p>
          </table:table-cell>
          <table:table-cell table:style-name="ce1" office:value-type="string" calcext:value-type="string">
            <text:p>Electricity from renewables (TWh)</text:p>
          </table:table-cell>
          <table:table-cell table:style-name="ce3"/>
          <table:table-cell table:style-name="ce1" office:value-type="string" calcext:value-type="string">
            <text:p>Electricity from hydro (TWh)</text:p>
          </table:table-cell>
          <table:table-cell table:style-name="ce1" office:value-type="string" calcext:value-type="string">
            <text:p>Electricity from solar (TWh)</text:p>
          </table:table-cell>
          <table:table-cell table:style-name="ce1" office:value-type="string" calcext:value-type="string">
            <text:p>Electricity from wind (TWh)</text:p>
          </table:table-cell>
          <table:table-cell table:style-name="ce1" office:value-type="string" calcext:value-type="string">
            <text:p>Electricity from bioenergy (TWh)</text:p>
          </table:table-cell>
          <table:table-cell table:style-name="ce1" office:value-type="string" calcext:value-type="string">
            <text:p>Electricity from other renewables excluding bioenergy (TWh)</text:p>
          </table:table-cell>
          <table:table-cell table:style-name="ce1"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5" calcext:value-type="float">
            <text:p>1965</text:p>
          </table:table-cell>
          <table:table-cell table:number-columns-repeated="10"/>
          <table:table-cell office:value-type="float" office:value="216.155" calcext:value-type="float">
            <text:p>216.155</text:p>
          </table:table-cell>
          <table:table-cell table:formula="of:=SUM([.Q2:.R2])/[.O2]" office:value-type="percentage" office:value="1" calcext:value-type="percentage">
            <text:p>100.00%</text:p>
          </table:table-cell>
          <table:table-cell office:value-type="float" office:value="3.849" calcext:value-type="float">
            <text:p>3.849</text:p>
          </table:table-cell>
          <table:table-cell office:value-type="float" office:value="212.306" calcext:value-type="float">
            <text:p>212.306</text:p>
          </table:table-cell>
          <table:table-cell table:formula="of:=SUM([.T2:.X2])/[.R2]" office:value-type="percentage" office:value="0.937203847277043" calcext:value-type="percentage">
            <text:p>93.72%</text:p>
          </table:table-cell>
          <table:table-cell office:value-type="float" office:value="198.974" calcext:value-type="float">
            <text:p>198.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6" calcext:value-type="float">
            <text:p>1966</text:p>
          </table:table-cell>
          <table:table-cell table:number-columns-repeated="10"/>
          <table:table-cell office:value-type="float" office:value="219.809" calcext:value-type="float">
            <text:p>219.809</text:p>
          </table:table-cell>
          <table:table-cell table:formula="of:=SUM([.Q3:.R3])/[.O3]" office:value-type="percentage" office:value="1" calcext:value-type="percentage">
            <text:p>100.00%</text:p>
          </table:table-cell>
          <table:table-cell office:value-type="float" office:value="5.81" calcext:value-type="float">
            <text:p>5.81</text:p>
          </table:table-cell>
          <table:table-cell office:value-type="float" office:value="213.999" calcext:value-type="float">
            <text:p>213.999</text:p>
          </table:table-cell>
          <table:table-cell table:formula="of:=SUM([.T3:.X3])/[.R3]" office:value-type="percentage" office:value="0.934289412567349" calcext:value-type="percentage">
            <text:p>93.43%</text:p>
          </table:table-cell>
          <table:table-cell office:value-type="float" office:value="199.937" calcext:value-type="float">
            <text:p>199.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7" calcext:value-type="float">
            <text:p>1967</text:p>
          </table:table-cell>
          <table:table-cell table:number-columns-repeated="10"/>
          <table:table-cell office:value-type="float" office:value="249.353" calcext:value-type="float">
            <text:p>249.353</text:p>
          </table:table-cell>
          <table:table-cell table:formula="of:=SUM([.Q4:.R4])/[.O4]" office:value-type="percentage" office:value="0.999995989621139" calcext:value-type="percentage">
            <text:p>100.00%</text:p>
          </table:table-cell>
          <table:table-cell office:value-type="float" office:value="8.058" calcext:value-type="float">
            <text:p>8.058</text:p>
          </table:table-cell>
          <table:table-cell office:value-type="float" office:value="241.294" calcext:value-type="float">
            <text:p>241.294</text:p>
          </table:table-cell>
          <table:table-cell table:formula="of:=SUM([.T4:.X4])/[.R4]" office:value-type="percentage" office:value="0.941676958399297" calcext:value-type="percentage">
            <text:p>94.17%</text:p>
          </table:table-cell>
          <table:table-cell office:value-type="float" office:value="227.221" calcext:value-type="float">
            <text:p>227.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8" calcext:value-type="float">
            <text:p>1968</text:p>
          </table:table-cell>
          <table:table-cell table:number-columns-repeated="10"/>
          <table:table-cell office:value-type="float" office:value="256.889" calcext:value-type="float">
            <text:p>256.889</text:p>
          </table:table-cell>
          <table:table-cell table:formula="of:=SUM([.Q5:.R5])/[.O5]" office:value-type="percentage" office:value="1" calcext:value-type="percentage">
            <text:p>100.00%</text:p>
          </table:table-cell>
          <table:table-cell office:value-type="float" office:value="13.188" calcext:value-type="float">
            <text:p>13.188</text:p>
          </table:table-cell>
          <table:table-cell office:value-type="float" office:value="243.701" calcext:value-type="float">
            <text:p>243.701</text:p>
          </table:table-cell>
          <table:table-cell table:formula="of:=SUM([.T5:.X5])/[.R5]" office:value-type="percentage" office:value="0.936208714777535" calcext:value-type="percentage">
            <text:p>93.62%</text:p>
          </table:table-cell>
          <table:table-cell office:value-type="float" office:value="228.155" calcext:value-type="float">
            <text:p>228.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9" calcext:value-type="float">
            <text:p>1969</text:p>
          </table:table-cell>
          <table:table-cell table:number-columns-repeated="10"/>
          <table:table-cell office:value-type="float" office:value="286.916" calcext:value-type="float">
            <text:p>286.916</text:p>
          </table:table-cell>
          <table:table-cell table:formula="of:=SUM([.Q6:.R6])/[.O6]" office:value-type="percentage" office:value="1.00000348534066" calcext:value-type="percentage">
            <text:p>100.00%</text:p>
          </table:table-cell>
          <table:table-cell office:value-type="float" office:value="14.661" calcext:value-type="float">
            <text:p>14.661</text:p>
          </table:table-cell>
          <table:table-cell office:value-type="float" office:value="272.256" calcext:value-type="float">
            <text:p>272.256</text:p>
          </table:table-cell>
          <table:table-cell table:formula="of:=SUM([.T6:.X6])/[.R6]" office:value-type="percentage" office:value="0.940398007757405" calcext:value-type="percentage">
            <text:p>94.04%</text:p>
          </table:table-cell>
          <table:table-cell office:value-type="float" office:value="256.029" calcext:value-type="float">
            <text:p>256.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0" calcext:value-type="float">
            <text:p>1970</text:p>
          </table:table-cell>
          <table:table-cell table:number-columns-repeated="10"/>
          <table:table-cell office:value-type="float" office:value="292.68" calcext:value-type="float">
            <text:p>292.68</text:p>
          </table:table-cell>
          <table:table-cell table:formula="of:=SUM([.Q7:.R7])/[.O7]" office:value-type="percentage" office:value="1" calcext:value-type="percentage">
            <text:p>100.00%</text:p>
          </table:table-cell>
          <table:table-cell office:value-type="float" office:value="22.952" calcext:value-type="float">
            <text:p>22.952</text:p>
          </table:table-cell>
          <table:table-cell office:value-type="float" office:value="269.728" calcext:value-type="float">
            <text:p>269.728</text:p>
          </table:table-cell>
          <table:table-cell table:formula="of:=SUM([.T7:.X7])/[.R7]" office:value-type="percentage" office:value="0.939806026812196" calcext:value-type="percentage">
            <text:p>93.98%</text:p>
          </table:table-cell>
          <table:table-cell office:value-type="float" office:value="253.492" calcext:value-type="float">
            <text:p>253.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1" calcext:value-type="float">
            <text:p>1971</text:p>
          </table:table-cell>
          <table:table-cell table:number-columns-repeated="10"/>
          <table:table-cell office:value-type="float" office:value="328.948" calcext:value-type="float">
            <text:p>328.948</text:p>
          </table:table-cell>
          <table:table-cell table:formula="of:=SUM([.Q8:.R8])/[.O8]" office:value-type="percentage" office:value="1" calcext:value-type="percentage">
            <text:p>100.00%</text:p>
          </table:table-cell>
          <table:table-cell office:value-type="float" office:value="40.11" calcext:value-type="float">
            <text:p>40.11</text:p>
          </table:table-cell>
          <table:table-cell office:value-type="float" office:value="288.838" calcext:value-type="float">
            <text:p>288.838</text:p>
          </table:table-cell>
          <table:table-cell table:formula="of:=SUM([.T8:.X8])/[.R8]" office:value-type="percentage" office:value="0.942583732057416" calcext:value-type="percentage">
            <text:p>94.26%</text:p>
          </table:table-cell>
          <table:table-cell office:value-type="float" office:value="272.254" calcext:value-type="float">
            <text:p>272.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2" calcext:value-type="float">
            <text:p>1972</text:p>
          </table:table-cell>
          <table:table-cell table:number-columns-repeated="10"/>
          <table:table-cell office:value-type="float" office:value="354.327" calcext:value-type="float">
            <text:p>354.327</text:p>
          </table:table-cell>
          <table:table-cell table:formula="of:=SUM([.Q9:.R9])/[.O9]" office:value-type="percentage" office:value="1" calcext:value-type="percentage">
            <text:p>100.00%</text:p>
          </table:table-cell>
          <table:table-cell office:value-type="float" office:value="56.938" calcext:value-type="float">
            <text:p>56.938</text:p>
          </table:table-cell>
          <table:table-cell office:value-type="float" office:value="297.389" calcext:value-type="float">
            <text:p>297.389</text:p>
          </table:table-cell>
          <table:table-cell table:formula="of:=SUM([.T9:.X9])/[.R9]" office:value-type="percentage" office:value="0.937210185985359" calcext:value-type="percentage">
            <text:p>93.72%</text:p>
          </table:table-cell>
          <table:table-cell office:value-type="float" office:value="278.716" calcext:value-type="float">
            <text:p>278.7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3" calcext:value-type="float">
            <text:p>1973</text:p>
          </table:table-cell>
          <table:table-cell table:number-columns-repeated="10"/>
          <table:table-cell office:value-type="float" office:value="386.076" calcext:value-type="float">
            <text:p>386.076</text:p>
          </table:table-cell>
          <table:table-cell table:formula="of:=SUM([.Q10:.R10])/[.O10]" office:value-type="percentage" office:value="0.999997409836405" calcext:value-type="percentage">
            <text:p>100.00%</text:p>
          </table:table-cell>
          <table:table-cell office:value-type="float" office:value="87.873" calcext:value-type="float">
            <text:p>87.873</text:p>
          </table:table-cell>
          <table:table-cell office:value-type="float" office:value="298.202" calcext:value-type="float">
            <text:p>298.202</text:p>
          </table:table-cell>
          <table:table-cell table:formula="of:=SUM([.T10:.X10])/[.R10]" office:value-type="percentage" office:value="0.932968256416791" calcext:value-type="percentage">
            <text:p>93.30%</text:p>
          </table:table-cell>
          <table:table-cell office:value-type="float" office:value="278.213" calcext:value-type="float">
            <text:p>278.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4" calcext:value-type="float">
            <text:p>1974</text:p>
          </table:table-cell>
          <table:table-cell table:number-columns-repeated="10"/>
          <table:table-cell office:value-type="float" office:value="447.663" calcext:value-type="float">
            <text:p>447.663</text:p>
          </table:table-cell>
          <table:table-cell table:formula="of:=SUM([.Q11:.R11])/[.O11]" office:value-type="percentage" office:value="1" calcext:value-type="percentage">
            <text:p>100.00%</text:p>
          </table:table-cell>
          <table:table-cell office:value-type="float" office:value="119.974" calcext:value-type="float">
            <text:p>119.974</text:p>
          </table:table-cell>
          <table:table-cell office:value-type="float" office:value="327.689" calcext:value-type="float">
            <text:p>327.689</text:p>
          </table:table-cell>
          <table:table-cell table:formula="of:=SUM([.T11:.X11])/[.R11]" office:value-type="percentage" office:value="0.937733643790301" calcext:value-type="percentage">
            <text:p>93.77%</text:p>
          </table:table-cell>
          <table:table-cell office:value-type="float" office:value="307.285" calcext:value-type="float">
            <text:p>307.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5" calcext:value-type="float">
            <text:p>1975</text:p>
          </table:table-cell>
          <table:table-cell table:number-columns-repeated="10"/>
          <table:table-cell office:value-type="float" office:value="507.553" calcext:value-type="float">
            <text:p>507.553</text:p>
          </table:table-cell>
          <table:table-cell table:formula="of:=SUM([.Q12:.R12])/[.O12]" office:value-type="percentage" office:value="1" calcext:value-type="percentage">
            <text:p>100.00%</text:p>
          </table:table-cell>
          <table:table-cell office:value-type="float" office:value="181.584" calcext:value-type="float">
            <text:p>181.584</text:p>
          </table:table-cell>
          <table:table-cell office:value-type="float" office:value="325.969" calcext:value-type="float">
            <text:p>325.969</text:p>
          </table:table-cell>
          <table:table-cell table:formula="of:=SUM([.T12:.X12])/[.R12]" office:value-type="percentage" office:value="0.939399145317499" calcext:value-type="percentage">
            <text:p>93.94%</text:p>
          </table:table-cell>
          <table:table-cell office:value-type="float" office:value="306.215" calcext:value-type="float">
            <text:p>306.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6" calcext:value-type="float">
            <text:p>1976</text:p>
          </table:table-cell>
          <table:table-cell table:number-columns-repeated="10"/>
          <table:table-cell office:value-type="float" office:value="513.549" calcext:value-type="float">
            <text:p>513.549</text:p>
          </table:table-cell>
          <table:table-cell table:formula="of:=SUM([.Q13:.R13])/[.O13]" office:value-type="percentage" office:value="1" calcext:value-type="percentage">
            <text:p>100.00%</text:p>
          </table:table-cell>
          <table:table-cell office:value-type="float" office:value="201.162" calcext:value-type="float">
            <text:p>201.162</text:p>
          </table:table-cell>
          <table:table-cell office:value-type="float" office:value="312.387" calcext:value-type="float">
            <text:p>312.387</text:p>
          </table:table-cell>
          <table:table-cell table:formula="of:=SUM([.T13:.X13])/[.R13]" office:value-type="percentage" office:value="0.92776588014226" calcext:value-type="percentage">
            <text:p>92.78%</text:p>
          </table:table-cell>
          <table:table-cell office:value-type="float" office:value="289.822" calcext:value-type="float">
            <text:p>289.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7" calcext:value-type="float">
            <text:p>1977</text:p>
          </table:table-cell>
          <table:table-cell table:number-columns-repeated="10"/>
          <table:table-cell office:value-type="float" office:value="513.481" calcext:value-type="float">
            <text:p>513.481</text:p>
          </table:table-cell>
          <table:table-cell table:formula="of:=SUM([.Q14:.R14])/[.O14]" office:value-type="percentage" office:value="1" calcext:value-type="percentage">
            <text:p>100.00%</text:p>
          </table:table-cell>
          <table:table-cell office:value-type="float" office:value="264.088" calcext:value-type="float">
            <text:p>264.088</text:p>
          </table:table-cell>
          <table:table-cell office:value-type="float" office:value="249.393" calcext:value-type="float">
            <text:p>249.393</text:p>
          </table:table-cell>
          <table:table-cell table:formula="of:=SUM([.T14:.X14])/[.R14]" office:value-type="percentage" office:value="0.905626862020987" calcext:value-type="percentage">
            <text:p>90.56%</text:p>
          </table:table-cell>
          <table:table-cell office:value-type="float" office:value="225.857" calcext:value-type="float">
            <text:p>225.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8" calcext:value-type="float">
            <text:p>1978</text:p>
          </table:table-cell>
          <table:table-cell table:number-columns-repeated="10"/>
          <table:table-cell office:value-type="float" office:value="601.958" calcext:value-type="float">
            <text:p>601.958</text:p>
          </table:table-cell>
          <table:table-cell table:formula="of:=SUM([.Q15:.R15])/[.O15]" office:value-type="percentage" office:value="1" calcext:value-type="percentage">
            <text:p>100.00%</text:p>
          </table:table-cell>
          <table:table-cell office:value-type="float" office:value="290.951" calcext:value-type="float">
            <text:p>290.951</text:p>
          </table:table-cell>
          <table:table-cell office:value-type="float" office:value="311.007" calcext:value-type="float">
            <text:p>311.007</text:p>
          </table:table-cell>
          <table:table-cell table:formula="of:=SUM([.T15:.X15])/[.R15]" office:value-type="percentage" office:value="0.920651303668406" calcext:value-type="percentage">
            <text:p>92.07%</text:p>
          </table:table-cell>
          <table:table-cell office:value-type="float" office:value="286.329" calcext:value-type="float">
            <text:p>286.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9" calcext:value-type="float">
            <text:p>1979</text:p>
          </table:table-cell>
          <table:table-cell table:number-columns-repeated="10"/>
          <table:table-cell office:value-type="float" office:value="580.275" calcext:value-type="float">
            <text:p>580.275</text:p>
          </table:table-cell>
          <table:table-cell table:formula="of:=SUM([.Q16:.R16])/[.O16]" office:value-type="percentage" office:value="1" calcext:value-type="percentage">
            <text:p>100.00%</text:p>
          </table:table-cell>
          <table:table-cell office:value-type="float" office:value="268.584" calcext:value-type="float">
            <text:p>268.584</text:p>
          </table:table-cell>
          <table:table-cell office:value-type="float" office:value="311.691" calcext:value-type="float">
            <text:p>311.691</text:p>
          </table:table-cell>
          <table:table-cell table:formula="of:=SUM([.T16:.X16])/[.R16]" office:value-type="percentage" office:value="0.917366879377332" calcext:value-type="percentage">
            <text:p>91.74%</text:p>
          </table:table-cell>
          <table:table-cell office:value-type="float" office:value="285.935" calcext:value-type="float">
            <text:p>285.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0" calcext:value-type="float">
            <text:p>1980</text:p>
          </table:table-cell>
          <table:table-cell table:number-columns-repeated="10"/>
          <table:table-cell office:value-type="float" office:value="572.99" calcext:value-type="float">
            <text:p>572.99</text:p>
          </table:table-cell>
          <table:table-cell table:formula="of:=SUM([.Q17:.R17])/[.O17]" office:value-type="percentage" office:value="1" calcext:value-type="percentage">
            <text:p>100.00%</text:p>
          </table:table-cell>
          <table:table-cell office:value-type="float" office:value="264.332" calcext:value-type="float">
            <text:p>264.332</text:p>
          </table:table-cell>
          <table:table-cell office:value-type="float" office:value="308.658" calcext:value-type="float">
            <text:p>308.658</text:p>
          </table:table-cell>
          <table:table-cell table:formula="of:=SUM([.T17:.X17])/[.R17]" office:value-type="percentage" office:value="0.913639043860843" calcext:value-type="percentage">
            <text:p>91.36%</text:p>
          </table:table-cell>
          <table:table-cell office:value-type="float" office:value="282.002" calcext:value-type="float">
            <text:p>282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1" calcext:value-type="float">
            <text:p>1981</text:p>
          </table:table-cell>
          <table:table-cell table:number-columns-repeated="10"/>
          <table:table-cell office:value-type="float" office:value="580.912" calcext:value-type="float">
            <text:p>580.912</text:p>
          </table:table-cell>
          <table:table-cell table:formula="of:=SUM([.Q18:.R18])/[.O18]" office:value-type="percentage" office:value="1" calcext:value-type="percentage">
            <text:p>100.00%</text:p>
          </table:table-cell>
          <table:table-cell office:value-type="float" office:value="287.025" calcext:value-type="float">
            <text:p>287.025</text:p>
          </table:table-cell>
          <table:table-cell office:value-type="float" office:value="293.887" calcext:value-type="float">
            <text:p>293.887</text:p>
          </table:table-cell>
          <table:table-cell table:formula="of:=SUM([.T18:.X18])/[.R18]" office:value-type="percentage" office:value="0.906845147965034" calcext:value-type="percentage">
            <text:p>90.68%</text:p>
          </table:table-cell>
          <table:table-cell office:value-type="float" office:value="266.51" calcext:value-type="float">
            <text:p>266.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2" calcext:value-type="float">
            <text:p>1982</text:p>
          </table:table-cell>
          <table:table-cell table:number-columns-repeated="10"/>
          <table:table-cell office:value-type="float" office:value="639.59" calcext:value-type="float">
            <text:p>639.59</text:p>
          </table:table-cell>
          <table:table-cell table:formula="of:=SUM([.Q19:.R19])/[.O19]" office:value-type="percentage" office:value="1" calcext:value-type="percentage">
            <text:p>100.00%</text:p>
          </table:table-cell>
          <table:table-cell office:value-type="float" office:value="297.656" calcext:value-type="float">
            <text:p>297.656</text:p>
          </table:table-cell>
          <table:table-cell office:value-type="float" office:value="341.934" calcext:value-type="float">
            <text:p>341.934</text:p>
          </table:table-cell>
          <table:table-cell table:formula="of:=SUM([.T19:.X19])/[.R19]" office:value-type="percentage" office:value="0.922777495072148" calcext:value-type="percentage">
            <text:p>92.28%</text:p>
          </table:table-cell>
          <table:table-cell office:value-type="float" office:value="315.529" calcext:value-type="float">
            <text:p>315.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3" calcext:value-type="float">
            <text:p>1983</text:p>
          </table:table-cell>
          <table:table-cell table:number-columns-repeated="10"/>
          <table:table-cell office:value-type="float" office:value="677.622" calcext:value-type="float">
            <text:p>677.622</text:p>
          </table:table-cell>
          <table:table-cell table:formula="of:=SUM([.Q20:.R20])/[.O20]" office:value-type="percentage" office:value="1" calcext:value-type="percentage">
            <text:p>100.00%</text:p>
          </table:table-cell>
          <table:table-cell office:value-type="float" office:value="309.134" calcext:value-type="float">
            <text:p>309.134</text:p>
          </table:table-cell>
          <table:table-cell office:value-type="float" office:value="368.488" calcext:value-type="float">
            <text:p>368.488</text:p>
          </table:table-cell>
          <table:table-cell table:formula="of:=SUM([.T20:.X20])/[.R20]" office:value-type="percentage" office:value="0.919118125963396" calcext:value-type="percentage">
            <text:p>91.91%</text:p>
          </table:table-cell>
          <table:table-cell office:value-type="float" office:value="338.678" calcext:value-type="float">
            <text:p>338.678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4" calcext:value-type="float">
            <text:p>1984</text:p>
          </table:table-cell>
          <table:table-cell table:number-columns-repeated="10"/>
          <table:table-cell office:value-type="float" office:value="708.072" calcext:value-type="float">
            <text:p>708.072</text:p>
          </table:table-cell>
          <table:table-cell table:formula="of:=SUM([.Q21:.R21])/[.O21]" office:value-type="percentage" office:value="0.999998587714244" calcext:value-type="percentage">
            <text:p>100.00%</text:p>
          </table:table-cell>
          <table:table-cell office:value-type="float" office:value="344.877" calcext:value-type="float">
            <text:p>344.877</text:p>
          </table:table-cell>
          <table:table-cell office:value-type="float" office:value="363.194" calcext:value-type="float">
            <text:p>363.194</text:p>
          </table:table-cell>
          <table:table-cell table:formula="of:=SUM([.T21:.X21])/[.R21]" office:value-type="percentage" office:value="0.901994526341294" calcext:value-type="percentage">
            <text:p>90.20%</text:p>
          </table:table-cell>
          <table:table-cell office:value-type="float" office:value="327.587" calcext:value-type="float">
            <text:p>327.58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2657.15" calcext:value-type="float">
            <text:p>2657.15</text:p>
          </table:table-cell>
          <table:table-cell table:formula="of:=([.J22]+[.O22])/[.H22]" office:value-type="percentage" office:value="0.999870537982425" calcext:value-type="percentage">
            <text:p>99.99%</text:p>
          </table:table-cell>
          <table:table-cell office:value-type="float" office:value="1929.329" calcext:value-type="float">
            <text:p>1929.329</text:p>
          </table:table-cell>
          <table:table-cell table:formula="of:=SUM([.L22:.N22])/[.J22]" office:value-type="percentage" office:value="1" calcext:value-type="percentage">
            <text:p>100.00%</text:p>
          </table:table-cell>
          <table:table-cell office:value-type="float" office:value="1507.665" calcext:value-type="float">
            <text:p>1507.665</text:p>
          </table:table-cell>
          <table:table-cell office:value-type="float" office:value="107.744" calcext:value-type="float">
            <text:p>107.744</text:p>
          </table:table-cell>
          <table:table-cell office:value-type="float" office:value="313.92" calcext:value-type="float">
            <text:p>313.92</text:p>
          </table:table-cell>
          <table:table-cell office:value-type="float" office:value="727.477" calcext:value-type="float">
            <text:p>727.477</text:p>
          </table:table-cell>
          <table:table-cell table:formula="of:=SUM([.Q22:.R22])/[.O22]" office:value-type="percentage" office:value="1" calcext:value-type="percentage">
            <text:p>100.00%</text:p>
          </table:table-cell>
          <table:table-cell office:value-type="float" office:value="403.885" calcext:value-type="float">
            <text:p>403.885</text:p>
          </table:table-cell>
          <table:table-cell office:value-type="float" office:value="323.592" calcext:value-type="float">
            <text:p>323.592</text:p>
          </table:table-cell>
          <table:table-cell table:formula="of:=SUM([.T22:.X22])/[.R22]" office:value-type="percentage" office:value="0.887534302454943" calcext:value-type="percentage">
            <text:p>88.75%</text:p>
          </table:table-cell>
          <table:table-cell office:value-type="float" office:value="287.182" calcext:value-type="float">
            <text:p>287.18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2676.113" calcext:value-type="float">
            <text:p>2676.113</text:p>
          </table:table-cell>
          <table:table-cell table:formula="of:=([.J23]+[.O23])/[.H23]" office:value-type="percentage" office:value="0.999862487122181" calcext:value-type="percentage">
            <text:p>99.99%</text:p>
          </table:table-cell>
          <table:table-cell office:value-type="float" office:value="1904.22" calcext:value-type="float">
            <text:p>1904.22</text:p>
          </table:table-cell>
          <table:table-cell table:formula="of:=SUM([.L23:.N23])/[.J23]" office:value-type="percentage" office:value="0.999999474850595" calcext:value-type="percentage">
            <text:p>100.00%</text:p>
          </table:table-cell>
          <table:table-cell office:value-type="float" office:value="1490.141" calcext:value-type="float">
            <text:p>1490.141</text:p>
          </table:table-cell>
          <table:table-cell office:value-type="float" office:value="146.865" calcext:value-type="float">
            <text:p>146.865</text:p>
          </table:table-cell>
          <table:table-cell office:value-type="float" office:value="267.213" calcext:value-type="float">
            <text:p>267.213</text:p>
          </table:table-cell>
          <table:table-cell office:value-type="float" office:value="771.525" calcext:value-type="float">
            <text:p>771.525</text:p>
          </table:table-cell>
          <table:table-cell table:formula="of:=SUM([.Q23:.R23])/[.O23]" office:value-type="percentage" office:value="1" calcext:value-type="percentage">
            <text:p>100.00%</text:p>
          </table:table-cell>
          <table:table-cell office:value-type="float" office:value="435.83" calcext:value-type="float">
            <text:p>435.83</text:p>
          </table:table-cell>
          <table:table-cell office:value-type="float" office:value="335.695" calcext:value-type="float">
            <text:p>335.695</text:p>
          </table:table-cell>
          <table:table-cell table:formula="of:=SUM([.T23:.X23])/[.R23]" office:value-type="percentage" office:value="0.884710823813283" calcext:value-type="percentage">
            <text:p>88.47%</text:p>
          </table:table-cell>
          <table:table-cell office:value-type="float" office:value="296.975" calcext:value-type="float">
            <text:p>296.97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2772.205" calcext:value-type="float">
            <text:p>2772.205</text:p>
          </table:table-cell>
          <table:table-cell table:formula="of:=([.J24]+[.O24])/[.H24]" office:value-type="percentage" office:value="0.999865450065922" calcext:value-type="percentage">
            <text:p>99.99%</text:p>
          </table:table-cell>
          <table:table-cell office:value-type="float" office:value="1994.51" calcext:value-type="float">
            <text:p>1994.51</text:p>
          </table:table-cell>
          <table:table-cell table:formula="of:=SUM([.L24:.N24])/[.J24]" office:value-type="percentage" office:value="1" calcext:value-type="percentage">
            <text:p>100.00%</text:p>
          </table:table-cell>
          <table:table-cell office:value-type="float" office:value="1573.958" calcext:value-type="float">
            <text:p>1573.958</text:p>
          </table:table-cell>
          <table:table-cell office:value-type="float" office:value="127.411" calcext:value-type="float">
            <text:p>127.411</text:p>
          </table:table-cell>
          <table:table-cell office:value-type="float" office:value="293.141" calcext:value-type="float">
            <text:p>293.141</text:p>
          </table:table-cell>
          <table:table-cell office:value-type="float" office:value="777.322" calcext:value-type="float">
            <text:p>777.322</text:p>
          </table:table-cell>
          <table:table-cell table:formula="of:=SUM([.Q24:.R24])/[.O24]" office:value-type="percentage" office:value="1" calcext:value-type="percentage">
            <text:p>100.00%</text:p>
          </table:table-cell>
          <table:table-cell office:value-type="float" office:value="479.232" calcext:value-type="float">
            <text:p>479.232</text:p>
          </table:table-cell>
          <table:table-cell office:value-type="float" office:value="298.09" calcext:value-type="float">
            <text:p>298.09</text:p>
          </table:table-cell>
          <table:table-cell table:formula="of:=SUM([.T24:.X24])/[.R24]" office:value-type="percentage" office:value="0.856872085611728" calcext:value-type="percentage">
            <text:p>85.69%</text:p>
          </table:table-cell>
          <table:table-cell office:value-type="float" office:value="255.41" calcext:value-type="float">
            <text:p>255.4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" calcext:value-type="float">
            <text:p>0.00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2914.446" calcext:value-type="float">
            <text:p>2914.446</text:p>
          </table:table-cell>
          <table:table-cell table:formula="of:=([.J25]+[.O25])/[.H25]" office:value-type="percentage" office:value="0.999863782001794" calcext:value-type="percentage">
            <text:p>99.99%</text:p>
          </table:table-cell>
          <table:table-cell office:value-type="float" office:value="2088.552" calcext:value-type="float">
            <text:p>2088.552</text:p>
          </table:table-cell>
          <table:table-cell table:formula="of:=SUM([.L25:.N25])/[.J25]" office:value-type="percentage" office:value="1" calcext:value-type="percentage">
            <text:p>100.00%</text:p>
          </table:table-cell>
          <table:table-cell office:value-type="float" office:value="1656.616" calcext:value-type="float">
            <text:p>1656.616</text:p>
          </table:table-cell>
          <table:table-cell office:value-type="float" office:value="160.107" calcext:value-type="float">
            <text:p>160.107</text:p>
          </table:table-cell>
          <table:table-cell office:value-type="float" office:value="271.829" calcext:value-type="float">
            <text:p>271.829</text:p>
          </table:table-cell>
          <table:table-cell office:value-type="float" office:value="825.497" calcext:value-type="float">
            <text:p>825.497</text:p>
          </table:table-cell>
          <table:table-cell table:formula="of:=SUM([.Q25:.R25])/[.O25]" office:value-type="percentage" office:value="1" calcext:value-type="percentage">
            <text:p>100.00%</text:p>
          </table:table-cell>
          <table:table-cell office:value-type="float" office:value="554.708" calcext:value-type="float">
            <text:p>554.708</text:p>
          </table:table-cell>
          <table:table-cell office:value-type="float" office:value="270.789" calcext:value-type="float">
            <text:p>270.789</text:p>
          </table:table-cell>
          <table:table-cell table:formula="of:=SUM([.T25:.X25])/[.R25]" office:value-type="percentage" office:value="0.843442680463387" calcext:value-type="percentage">
            <text:p>84.34%</text:p>
          </table:table-cell>
          <table:table-cell office:value-type="float" office:value="228.385" calcext:value-type="float">
            <text:p>228.3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3155.45" calcext:value-type="float">
            <text:p>3155.45</text:p>
          </table:table-cell>
          <table:table-cell table:formula="of:=([.J26]+[.O26])/[.H26]" office:value-type="percentage" office:value="0.998438574529782" calcext:value-type="percentage">
            <text:p>99.84%</text:p>
          </table:table-cell>
          <table:table-cell office:value-type="float" office:value="2267.343" calcext:value-type="float">
            <text:p>2267.343</text:p>
          </table:table-cell>
          <table:table-cell table:formula="of:=SUM([.L26:.N26])/[.J26]" office:value-type="percentage" office:value="1.00000044104487" calcext:value-type="percentage">
            <text:p>100.00%</text:p>
          </table:table-cell>
          <table:table-cell office:value-type="float" office:value="1711.443" calcext:value-type="float">
            <text:p>1711.443</text:p>
          </table:table-cell>
          <table:table-cell office:value-type="float" office:value="176.73" calcext:value-type="float">
            <text:p>176.73</text:p>
          </table:table-cell>
          <table:table-cell office:value-type="float" office:value="379.171" calcext:value-type="float">
            <text:p>379.171</text:p>
          </table:table-cell>
          <table:table-cell office:value-type="float" office:value="883.18" calcext:value-type="float">
            <text:p>883.18</text:p>
          </table:table-cell>
          <table:table-cell table:formula="of:=SUM([.Q26:.R26])/[.O26]" office:value-type="percentage" office:value="1" calcext:value-type="percentage">
            <text:p>100.00%</text:p>
          </table:table-cell>
          <table:table-cell office:value-type="float" office:value="557.215" calcext:value-type="float">
            <text:p>557.215</text:p>
          </table:table-cell>
          <table:table-cell office:value-type="float" office:value="325.965" calcext:value-type="float">
            <text:p>325.965</text:p>
          </table:table-cell>
          <table:table-cell table:formula="of:=SUM([.T26:.X26])/[.R26]" office:value-type="percentage" office:value="0.850121945607657" calcext:value-type="percentage">
            <text:p>85.01%</text:p>
          </table:table-cell>
          <table:table-cell office:value-type="float" office:value="274.724" calcext:value-type="float">
            <text:p>274.724</text:p>
          </table:table-cell>
          <table:table-cell office:value-type="float" office:value="0.253" calcext:value-type="float">
            <text:p>0.253</text:p>
          </table:table-cell>
          <table:table-cell office:value-type="float" office:value="2.133" calcext:value-type="float">
            <text:p>2.13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3232.78" calcext:value-type="float">
            <text:p>3232.78</text:p>
          </table:table-cell>
          <table:table-cell table:formula="of:=([.J27]+[.O27])/[.H27]" office:value-type="percentage" office:value="0.996698816498494" calcext:value-type="percentage">
            <text:p>99.67%</text:p>
          </table:table-cell>
          <table:table-cell office:value-type="float" office:value="2261.957" calcext:value-type="float">
            <text:p>2261.957</text:p>
          </table:table-cell>
          <table:table-cell table:formula="of:=SUM([.L27:.N27])/[.J27]" office:value-type="percentage" office:value="1" calcext:value-type="percentage">
            <text:p>100.00%</text:p>
          </table:table-cell>
          <table:table-cell office:value-type="float" office:value="1725.155" calcext:value-type="float">
            <text:p>1725.155</text:p>
          </table:table-cell>
          <table:table-cell office:value-type="float" office:value="135.979" calcext:value-type="float">
            <text:p>135.979</text:p>
          </table:table-cell>
          <table:table-cell office:value-type="float" office:value="400.823" calcext:value-type="float">
            <text:p>400.823</text:p>
          </table:table-cell>
          <table:table-cell office:value-type="float" office:value="960.151" calcext:value-type="float">
            <text:p>960.151</text:p>
          </table:table-cell>
          <table:table-cell table:formula="of:=SUM([.Q27:.R27])/[.O27]" office:value-type="percentage" office:value="1" calcext:value-type="percentage">
            <text:p>100.00%</text:p>
          </table:table-cell>
          <table:table-cell office:value-type="float" office:value="607.223" calcext:value-type="float">
            <text:p>607.223</text:p>
          </table:table-cell>
          <table:table-cell office:value-type="float" office:value="352.928" calcext:value-type="float">
            <text:p>352.928</text:p>
          </table:table-cell>
          <table:table-cell table:formula="of:=SUM([.T27:.X27])/[.R27]" office:value-type="percentage" office:value="0.83719342188775" calcext:value-type="percentage">
            <text:p>83.72%</text:p>
          </table:table-cell>
          <table:table-cell office:value-type="float" office:value="292.281" calcext:value-type="float">
            <text:p>292.281</text:p>
          </table:table-cell>
          <table:table-cell office:value-type="float" office:value="0.371" calcext:value-type="float">
            <text:p>0.371</text:p>
          </table:table-cell>
          <table:table-cell office:value-type="float" office:value="2.817" calcext:value-type="float">
            <text:p>2.8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3270.724" calcext:value-type="float">
            <text:p>3270.724</text:p>
          </table:table-cell>
          <table:table-cell table:formula="of:=([.J28]+[.O28])/[.H28]" office:value-type="percentage" office:value="0.996022593162859" calcext:value-type="percentage">
            <text:p>99.60%</text:p>
          </table:table-cell>
          <table:table-cell office:value-type="float" office:value="2261.573" calcext:value-type="float">
            <text:p>2261.573</text:p>
          </table:table-cell>
          <table:table-cell table:formula="of:=SUM([.L28:.N28])/[.J28]" office:value-type="percentage" office:value="1" calcext:value-type="percentage">
            <text:p>100.00%</text:p>
          </table:table-cell>
          <table:table-cell office:value-type="float" office:value="1722.536" calcext:value-type="float">
            <text:p>1722.536</text:p>
          </table:table-cell>
          <table:table-cell office:value-type="float" office:value="128.765" calcext:value-type="float">
            <text:p>128.765</text:p>
          </table:table-cell>
          <table:table-cell office:value-type="float" office:value="410.272" calcext:value-type="float">
            <text:p>410.272</text:p>
          </table:table-cell>
          <table:table-cell office:value-type="float" office:value="996.142" calcext:value-type="float">
            <text:p>996.142</text:p>
          </table:table-cell>
          <table:table-cell table:formula="of:=SUM([.Q28:.R28])/[.O28]" office:value-type="percentage" office:value="1" calcext:value-type="percentage">
            <text:p>100.00%</text:p>
          </table:table-cell>
          <table:table-cell office:value-type="float" office:value="644.805" calcext:value-type="float">
            <text:p>644.805</text:p>
          </table:table-cell>
          <table:table-cell office:value-type="float" office:value="351.337" calcext:value-type="float">
            <text:p>351.337</text:p>
          </table:table-cell>
          <table:table-cell table:formula="of:=SUM([.T28:.X28])/[.R28]" office:value-type="percentage" office:value="0.827652652581425" calcext:value-type="percentage">
            <text:p>82.77%</text:p>
          </table:table-cell>
          <table:table-cell office:value-type="float" office:value="287.326" calcext:value-type="float">
            <text:p>287.326</text:p>
          </table:table-cell>
          <table:table-cell office:value-type="float" office:value="0.478" calcext:value-type="float">
            <text:p>0.478</text:p>
          </table:table-cell>
          <table:table-cell office:value-type="float" office:value="2.981" calcext:value-type="float">
            <text:p>2.98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3284.39" calcext:value-type="float">
            <text:p>3284.39</text:p>
          </table:table-cell>
          <table:table-cell table:formula="of:=([.J29]+[.O29])/[.H29]" office:value-type="percentage" office:value="0.995799219946474" calcext:value-type="percentage">
            <text:p>99.58%</text:p>
          </table:table-cell>
          <table:table-cell office:value-type="float" office:value="2299.683" calcext:value-type="float">
            <text:p>2299.683</text:p>
          </table:table-cell>
          <table:table-cell table:formula="of:=SUM([.L29:.N29])/[.J29]" office:value-type="percentage" office:value="1" calcext:value-type="percentage">
            <text:p>100.00%</text:p>
          </table:table-cell>
          <table:table-cell office:value-type="float" office:value="1757.501" calcext:value-type="float">
            <text:p>1757.501</text:p>
          </table:table-cell>
          <table:table-cell office:value-type="float" office:value="107.693" calcext:value-type="float">
            <text:p>107.693</text:p>
          </table:table-cell>
          <table:table-cell office:value-type="float" office:value="434.489" calcext:value-type="float">
            <text:p>434.489</text:p>
          </table:table-cell>
          <table:table-cell office:value-type="float" office:value="970.91" calcext:value-type="float">
            <text:p>970.91</text:p>
          </table:table-cell>
          <table:table-cell table:formula="of:=SUM([.Q29:.R29])/[.O29]" office:value-type="percentage" office:value="1" calcext:value-type="percentage">
            <text:p>100.00%</text:p>
          </table:table-cell>
          <table:table-cell office:value-type="float" office:value="651.343" calcext:value-type="float">
            <text:p>651.343</text:p>
          </table:table-cell>
          <table:table-cell office:value-type="float" office:value="319.567" calcext:value-type="float">
            <text:p>319.567</text:p>
          </table:table-cell>
          <table:table-cell table:formula="of:=SUM([.T29:.X29])/[.R29]" office:value-type="percentage" office:value="0.797178682404629" calcext:value-type="percentage">
            <text:p>79.72%</text:p>
          </table:table-cell>
          <table:table-cell office:value-type="float" office:value="251.426" calcext:value-type="float">
            <text:p>251.426</text:p>
          </table:table-cell>
          <table:table-cell office:value-type="float" office:value="0.409" calcext:value-type="float">
            <text:p>0.409</text:p>
          </table:table-cell>
          <table:table-cell office:value-type="float" office:value="2.917" calcext:value-type="float">
            <text:p>2.9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3404.678" calcext:value-type="float">
            <text:p>3404.678</text:p>
          </table:table-cell>
          <table:table-cell table:formula="of:=([.J30]+[.O30])/[.H30]" office:value-type="percentage" office:value="0.99590768936152" calcext:value-type="percentage">
            <text:p>99.59%</text:p>
          </table:table-cell>
          <table:table-cell office:value-type="float" office:value="2398.646" calcext:value-type="float">
            <text:p>2398.646</text:p>
          </table:table-cell>
          <table:table-cell table:formula="of:=SUM([.L30:.N30])/[.J30]" office:value-type="percentage" office:value="1.00000041690187" calcext:value-type="percentage">
            <text:p>100.00%</text:p>
          </table:table-cell>
          <table:table-cell office:value-type="float" office:value="1831.211" calcext:value-type="float">
            <text:p>1831.211</text:p>
          </table:table-cell>
          <table:table-cell office:value-type="float" office:value="121.278" calcext:value-type="float">
            <text:p>121.278</text:p>
          </table:table-cell>
          <table:table-cell office:value-type="float" office:value="446.158" calcext:value-type="float">
            <text:p>446.158</text:p>
          </table:table-cell>
          <table:table-cell office:value-type="float" office:value="992.099" calcext:value-type="float">
            <text:p>992.099</text:p>
          </table:table-cell>
          <table:table-cell table:formula="of:=SUM([.Q30:.R30])/[.O30]" office:value-type="percentage" office:value="1" calcext:value-type="percentage">
            <text:p>100.00%</text:p>
          </table:table-cell>
          <table:table-cell office:value-type="float" office:value="642.412" calcext:value-type="float">
            <text:p>642.412</text:p>
          </table:table-cell>
          <table:table-cell office:value-type="float" office:value="349.687" calcext:value-type="float">
            <text:p>349.687</text:p>
          </table:table-cell>
          <table:table-cell table:formula="of:=SUM([.T30:.X30])/[.R30]" office:value-type="percentage" office:value="0.808614561021714" calcext:value-type="percentage">
            <text:p>80.86%</text:p>
          </table:table-cell>
          <table:table-cell office:value-type="float" office:value="279.251" calcext:value-type="float">
            <text:p>279.251</text:p>
          </table:table-cell>
          <table:table-cell office:value-type="float" office:value="0.475" calcext:value-type="float">
            <text:p>0.475</text:p>
          </table:table-cell>
          <table:table-cell office:value-type="float" office:value="3.036" calcext:value-type="float">
            <text:p>3.03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3458.526" calcext:value-type="float">
            <text:p>3458.526</text:p>
          </table:table-cell>
          <table:table-cell table:formula="of:=([.J31]+[.O31])/[.H31]" office:value-type="percentage" office:value="0.996039931462131" calcext:value-type="percentage">
            <text:p>99.60%</text:p>
          </table:table-cell>
          <table:table-cell office:value-type="float" office:value="2441.003" calcext:value-type="float">
            <text:p>2441.003</text:p>
          </table:table-cell>
          <table:table-cell table:formula="of:=SUM([.L31:.N31])/[.J31]" office:value-type="percentage" office:value="1" calcext:value-type="percentage">
            <text:p>100.00%</text:p>
          </table:table-cell>
          <table:table-cell office:value-type="float" office:value="1832.272" calcext:value-type="float">
            <text:p>1832.272</text:p>
          </table:table-cell>
          <table:table-cell office:value-type="float" office:value="113.872" calcext:value-type="float">
            <text:p>113.872</text:p>
          </table:table-cell>
          <table:table-cell office:value-type="float" office:value="494.859" calcext:value-type="float">
            <text:p>494.859</text:p>
          </table:table-cell>
          <table:table-cell office:value-type="float" office:value="1003.827" calcext:value-type="float">
            <text:p>1003.827</text:p>
          </table:table-cell>
          <table:table-cell table:formula="of:=SUM([.Q31:.R31])/[.O31]" office:value-type="percentage" office:value="1" calcext:value-type="percentage">
            <text:p>100.00%</text:p>
          </table:table-cell>
          <table:table-cell office:value-type="float" office:value="674.147" calcext:value-type="float">
            <text:p>674.147</text:p>
          </table:table-cell>
          <table:table-cell office:value-type="float" office:value="329.68" calcext:value-type="float">
            <text:p>329.68</text:p>
          </table:table-cell>
          <table:table-cell table:formula="of:=SUM([.T31:.X31])/[.R31]" office:value-type="percentage" office:value="0.798729070613929" calcext:value-type="percentage">
            <text:p>79.87%</text:p>
          </table:table-cell>
          <table:table-cell office:value-type="float" office:value="259.341" calcext:value-type="float">
            <text:p>259.341</text:p>
          </table:table-cell>
          <table:table-cell office:value-type="float" office:value="0.502" calcext:value-type="float">
            <text:p>0.502</text:p>
          </table:table-cell>
          <table:table-cell office:value-type="float" office:value="3.482" calcext:value-type="float">
            <text:p>3.48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3567.331" calcext:value-type="float">
            <text:p>3567.331</text:p>
          </table:table-cell>
          <table:table-cell table:formula="of:=([.J32]+[.O32])/[.H32]" office:value-type="percentage" office:value="0.99615314642796" calcext:value-type="percentage">
            <text:p>99.62%</text:p>
          </table:table-cell>
          <table:table-cell office:value-type="float" office:value="2466.568" calcext:value-type="float">
            <text:p>2466.568</text:p>
          </table:table-cell>
          <table:table-cell table:formula="of:=SUM([.L32:.N32])/[.J32]" office:value-type="percentage" office:value="1.00000040542162" calcext:value-type="percentage">
            <text:p>100.00%</text:p>
          </table:table-cell>
          <table:table-cell office:value-type="float" office:value="1853.007" calcext:value-type="float">
            <text:p>1853.007</text:p>
          </table:table-cell>
          <table:table-cell office:value-type="float" office:value="80.166" calcext:value-type="float">
            <text:p>80.166</text:p>
          </table:table-cell>
          <table:table-cell office:value-type="float" office:value="533.396" calcext:value-type="float">
            <text:p>533.396</text:p>
          </table:table-cell>
          <table:table-cell office:value-type="float" office:value="1087.04" calcext:value-type="float">
            <text:p>1087.04</text:p>
          </table:table-cell>
          <table:table-cell table:formula="of:=SUM([.Q32:.R32])/[.O32]" office:value-type="percentage" office:value="1" calcext:value-type="percentage">
            <text:p>100.00%</text:p>
          </table:table-cell>
          <table:table-cell office:value-type="float" office:value="708.844" calcext:value-type="float">
            <text:p>708.844</text:p>
          </table:table-cell>
          <table:table-cell office:value-type="float" office:value="378.196" calcext:value-type="float">
            <text:p>378.196</text:p>
          </table:table-cell>
          <table:table-cell table:formula="of:=SUM([.T32:.X32])/[.R32]" office:value-type="percentage" office:value="0.832716369289998" calcext:value-type="percentage">
            <text:p>83.27%</text:p>
          </table:table-cell>
          <table:table-cell office:value-type="float" office:value="311.22" calcext:value-type="float">
            <text:p>311.22</text:p>
          </table:table-cell>
          <table:table-cell office:value-type="float" office:value="0.514" calcext:value-type="float">
            <text:p>0.514</text:p>
          </table:table-cell>
          <table:table-cell office:value-type="float" office:value="3.196" calcext:value-type="float">
            <text:p>3.19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3663.386" calcext:value-type="float">
            <text:p>3663.386</text:p>
          </table:table-cell>
          <table:table-cell table:formula="of:=([.J33]+[.O33])/[.H33]" office:value-type="percentage" office:value="0.996079583205264" calcext:value-type="percentage">
            <text:p>99.61%</text:p>
          </table:table-cell>
          <table:table-cell office:value-type="float" office:value="2522.6" calcext:value-type="float">
            <text:p>2522.6</text:p>
          </table:table-cell>
          <table:table-cell table:formula="of:=SUM([.L33:.N33])/[.J33]" office:value-type="percentage" office:value="1" calcext:value-type="percentage">
            <text:p>100.00%</text:p>
          </table:table-cell>
          <table:table-cell office:value-type="float" office:value="1945.754" calcext:value-type="float">
            <text:p>1945.754</text:p>
          </table:table-cell>
          <table:table-cell office:value-type="float" office:value="87.539" calcext:value-type="float">
            <text:p>87.539</text:p>
          </table:table-cell>
          <table:table-cell office:value-type="float" office:value="489.307" calcext:value-type="float">
            <text:p>489.307</text:p>
          </table:table-cell>
          <table:table-cell office:value-type="float" office:value="1126.424" calcext:value-type="float">
            <text:p>1126.424</text:p>
          </table:table-cell>
          <table:table-cell table:formula="of:=SUM([.Q33:.R33])/[.O33]" office:value-type="percentage" office:value="1.00000088776518" calcext:value-type="percentage">
            <text:p>100.00%</text:p>
          </table:table-cell>
          <table:table-cell office:value-type="float" office:value="710.241" calcext:value-type="float">
            <text:p>710.241</text:p>
          </table:table-cell>
          <table:table-cell office:value-type="float" office:value="416.184" calcext:value-type="float">
            <text:p>416.184</text:p>
          </table:table-cell>
          <table:table-cell table:formula="of:=SUM([.T33:.X33])/[.R33]" office:value-type="percentage" office:value="0.844234761547777" calcext:value-type="percentage">
            <text:p>84.42%</text:p>
          </table:table-cell>
          <table:table-cell office:value-type="float" office:value="347.549" calcext:value-type="float">
            <text:p>347.549</text:p>
          </table:table-cell>
          <table:table-cell office:value-type="float" office:value="0.541" calcext:value-type="float">
            <text:p>0.541</text:p>
          </table:table-cell>
          <table:table-cell office:value-type="float" office:value="3.267" calcext:value-type="float">
            <text:p>3.26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3716.377" calcext:value-type="float">
            <text:p>3716.377</text:p>
          </table:table-cell>
          <table:table-cell table:formula="of:=([.J34]+[.O34])/[.H34]" office:value-type="percentage" office:value="0.995761463382213" calcext:value-type="percentage">
            <text:p>99.58%</text:p>
          </table:table-cell>
          <table:table-cell office:value-type="float" office:value="2613.247" calcext:value-type="float">
            <text:p>2613.247</text:p>
          </table:table-cell>
          <table:table-cell table:formula="of:=SUM([.L34:.N34])/[.J34]" office:value-type="percentage" office:value="0.999999617334297" calcext:value-type="percentage">
            <text:p>100.00%</text:p>
          </table:table-cell>
          <table:table-cell office:value-type="float" office:value="1998.243" calcext:value-type="float">
            <text:p>1998.243</text:p>
          </table:table-cell>
          <table:table-cell office:value-type="float" office:value="99.521" calcext:value-type="float">
            <text:p>99.521</text:p>
          </table:table-cell>
          <table:table-cell office:value-type="float" office:value="515.482" calcext:value-type="float">
            <text:p>515.482</text:p>
          </table:table-cell>
          <table:table-cell office:value-type="float" office:value="1087.378" calcext:value-type="float">
            <text:p>1087.378</text:p>
          </table:table-cell>
          <table:table-cell table:formula="of:=SUM([.Q34:.R34])/[.O34]" office:value-type="percentage" office:value="1" calcext:value-type="percentage">
            <text:p>100.00%</text:p>
          </table:table-cell>
          <table:table-cell office:value-type="float" office:value="661.731" calcext:value-type="float">
            <text:p>661.731</text:p>
          </table:table-cell>
          <table:table-cell office:value-type="float" office:value="425.647" calcext:value-type="float">
            <text:p>425.647</text:p>
          </table:table-cell>
          <table:table-cell table:formula="of:=SUM([.T34:.X34])/[.R34]" office:value-type="percentage" office:value="0.845364821084138" calcext:value-type="percentage">
            <text:p>84.54%</text:p>
          </table:table-cell>
          <table:table-cell office:value-type="float" office:value="355.973" calcext:value-type="float">
            <text:p>355.973</text:p>
          </table:table-cell>
          <table:table-cell office:value-type="float" office:value="0.533" calcext:value-type="float">
            <text:p>0.533</text:p>
          </table:table-cell>
          <table:table-cell office:value-type="float" office:value="3.321" calcext:value-type="float">
            <text:p>3.32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float" office:value="3855.808" calcext:value-type="float">
            <text:p>3855.808</text:p>
          </table:table-cell>
          <table:table-cell table:formula="of:=([.J35]+[.O35])/[.H35]" office:value-type="percentage" office:value="0.995699734011652" calcext:value-type="percentage">
            <text:p>99.57%</text:p>
          </table:table-cell>
          <table:table-cell office:value-type="float" office:value="2738.78" calcext:value-type="float">
            <text:p>2738.78</text:p>
          </table:table-cell>
          <table:table-cell table:formula="of:=SUM([.L35:.N35])/[.J35]" office:value-type="percentage" office:value="1" calcext:value-type="percentage">
            <text:p>100.00%</text:p>
          </table:table-cell>
          <table:table-cell office:value-type="float" office:value="2029.041" calcext:value-type="float">
            <text:p>2029.041</text:p>
          </table:table-cell>
          <table:table-cell office:value-type="float" office:value="138.495" calcext:value-type="float">
            <text:p>138.495</text:p>
          </table:table-cell>
          <table:table-cell office:value-type="float" office:value="571.244" calcext:value-type="float">
            <text:p>571.244</text:p>
          </table:table-cell>
          <table:table-cell office:value-type="float" office:value="1100.447" calcext:value-type="float">
            <text:p>1100.447</text:p>
          </table:table-cell>
          <table:table-cell table:formula="of:=SUM([.Q35:.R35])/[.O35]" office:value-type="percentage" office:value="1" calcext:value-type="percentage">
            <text:p>100.00%</text:p>
          </table:table-cell>
          <table:table-cell office:value-type="float" office:value="709.16" calcext:value-type="float">
            <text:p>709.16</text:p>
          </table:table-cell>
          <table:table-cell office:value-type="float" office:value="391.287" calcext:value-type="float">
            <text:p>391.287</text:p>
          </table:table-cell>
          <table:table-cell table:formula="of:=SUM([.T35:.X35])/[.R35]" office:value-type="percentage" office:value="0.832304676618441" calcext:value-type="percentage">
            <text:p>83.23%</text:p>
          </table:table-cell>
          <table:table-cell office:value-type="float" office:value="322.089" calcext:value-type="float">
            <text:p>322.089</text:p>
          </table:table-cell>
          <table:table-cell office:value-type="float" office:value="0.525" calcext:value-type="float">
            <text:p>0.525</text:p>
          </table:table-cell>
          <table:table-cell office:value-type="float" office:value="3.056" calcext:value-type="float">
            <text:p>3.0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float" office:value="3936.098" calcext:value-type="float">
            <text:p>3936.098</text:p>
          </table:table-cell>
          <table:table-cell table:formula="of:=([.J36]+[.O36])/[.H36]" office:value-type="percentage" office:value="0.995352249867763" calcext:value-type="percentage">
            <text:p>99.54%</text:p>
          </table:table-cell>
          <table:table-cell office:value-type="float" office:value="2763.086" calcext:value-type="float">
            <text:p>2763.086</text:p>
          </table:table-cell>
          <table:table-cell table:formula="of:=SUM([.L36:.N36])/[.J36]" office:value-type="percentage" office:value="0.999999638085821" calcext:value-type="percentage">
            <text:p>100.00%</text:p>
          </table:table-cell>
          <table:table-cell office:value-type="float" office:value="2037.863" calcext:value-type="float">
            <text:p>2037.863</text:p>
          </table:table-cell>
          <table:table-cell office:value-type="float" office:value="126.947" calcext:value-type="float">
            <text:p>126.947</text:p>
          </table:table-cell>
          <table:table-cell office:value-type="float" office:value="598.275" calcext:value-type="float">
            <text:p>598.275</text:p>
          </table:table-cell>
          <table:table-cell office:value-type="float" office:value="1154.718" calcext:value-type="float">
            <text:p>1154.718</text:p>
          </table:table-cell>
          <table:table-cell table:formula="of:=SUM([.Q36:.R36])/[.O36]" office:value-type="percentage" office:value="1" calcext:value-type="percentage">
            <text:p>100.00%</text:p>
          </table:table-cell>
          <table:table-cell office:value-type="float" office:value="766.583" calcext:value-type="float">
            <text:p>766.583</text:p>
          </table:table-cell>
          <table:table-cell office:value-type="float" office:value="388.135" calcext:value-type="float">
            <text:p>388.135</text:p>
          </table:table-cell>
          <table:table-cell table:formula="of:=SUM([.T36:.X36])/[.R36]" office:value-type="percentage" office:value="0.82872196529558" calcext:value-type="percentage">
            <text:p>82.87%</text:p>
          </table:table-cell>
          <table:table-cell office:value-type="float" office:value="316.605" calcext:value-type="float">
            <text:p>316.605</text:p>
          </table:table-cell>
          <table:table-cell office:value-type="float" office:value="0.518" calcext:value-type="float">
            <text:p>0.518</text:p>
          </table:table-cell>
          <table:table-cell office:value-type="float" office:value="4.533" calcext:value-type="float">
            <text:p>4.53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0" calcext:value-type="float">
            <text:p>2000</text:p>
          </table:table-cell>
          <table:table-cell office:value-type="float" office:value="3835.86" calcext:value-type="float">
            <text:p>3835.86</text:p>
          </table:table-cell>
          <table:table-cell table:formula="of:=([.G37]+[.H37])/[.E37]" office:value-type="percentage" office:value="1" calcext:value-type="percentage">
            <text:p>100.00%</text:p>
          </table:table-cell>
          <table:table-cell office:value-type="float" office:value="33.76" calcext:value-type="float">
            <text:p>33.76</text:p>
          </table:table-cell>
          <table:table-cell office:value-type="float" office:value="3802.1" calcext:value-type="float">
            <text:p>3802.1</text:p>
          </table:table-cell>
          <table:table-cell table:formula="of:=([.J37]+[.O37])/[.H37]" office:value-type="percentage" office:value="1" calcext:value-type="percentage">
            <text:p>100.00%</text:p>
          </table:table-cell>
          <table:table-cell office:value-type="float" office:value="2697.28" calcext:value-type="float">
            <text:p>2697.28</text:p>
          </table:table-cell>
          <table:table-cell table:formula="of:=SUM([.L37:.N37])/[.J37]" office:value-type="percentage" office:value="1" calcext:value-type="percentage">
            <text:p>100.00%</text:p>
          </table:table-cell>
          <table:table-cell office:value-type="float" office:value="1966.27" calcext:value-type="float">
            <text:p>1966.27</text:p>
          </table:table-cell>
          <table:table-cell office:value-type="float" office:value="116.02" calcext:value-type="float">
            <text:p>116.02</text:p>
          </table:table-cell>
          <table:table-cell office:value-type="float" office:value="614.99" calcext:value-type="float">
            <text:p>614.99</text:p>
          </table:table-cell>
          <table:table-cell office:value-type="float" office:value="1104.82" calcext:value-type="float">
            <text:p>1104.82</text:p>
          </table:table-cell>
          <table:table-cell table:formula="of:=SUM([.Q37:.R37])/[.O37]" office:value-type="percentage" office:value="1" calcext:value-type="percentage">
            <text:p>100.00%</text:p>
          </table:table-cell>
          <table:table-cell office:value-type="float" office:value="753.89" calcext:value-type="float">
            <text:p>753.89</text:p>
          </table:table-cell>
          <table:table-cell office:value-type="float" office:value="350.93" calcext:value-type="float">
            <text:p>350.93</text:p>
          </table:table-cell>
          <table:table-cell table:formula="of:=SUM([.T37:.X37])/[.R37]" office:value-type="percentage" office:value="1" calcext:value-type="percentage">
            <text:p>100.00%</text:p>
          </table:table-cell>
          <table:table-cell office:value-type="float" office:value="270.03" calcext:value-type="float">
            <text:p>270.03</text:p>
          </table:table-cell>
          <table:table-cell office:value-type="float" office:value="0.49" calcext:value-type="float">
            <text:p>0.49</text:p>
          </table:table-cell>
          <table:table-cell office:value-type="float" office:value="5.59" calcext:value-type="float">
            <text:p>5.59</text:p>
          </table:table-cell>
          <table:table-cell office:value-type="float" office:value="60.73" calcext:value-type="float">
            <text:p>60.73</text:p>
          </table:table-cell>
          <table:table-cell office:value-type="float" office:value="14.09" calcext:value-type="float">
            <text:p>14.0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1" calcext:value-type="float">
            <text:p>2001</text:p>
          </table:table-cell>
          <table:table-cell office:value-type="float" office:value="3748.45" calcext:value-type="float">
            <text:p>3748.45</text:p>
          </table:table-cell>
          <table:table-cell table:formula="of:=([.G38]+[.H38])/[.E38]" office:value-type="percentage" office:value="1" calcext:value-type="percentage">
            <text:p>100.00%</text:p>
          </table:table-cell>
          <table:table-cell office:value-type="float" office:value="22.03" calcext:value-type="float">
            <text:p>22.03</text:p>
          </table:table-cell>
          <table:table-cell office:value-type="float" office:value="3726.42" calcext:value-type="float">
            <text:p>3726.42</text:p>
          </table:table-cell>
          <table:table-cell table:formula="of:=([.J38]+[.O38])/[.H38]" office:value-type="percentage" office:value="1" calcext:value-type="percentage">
            <text:p>100.00%</text:p>
          </table:table-cell>
          <table:table-cell office:value-type="float" office:value="2678.68" calcext:value-type="float">
            <text:p>2678.68</text:p>
          </table:table-cell>
          <table:table-cell table:formula="of:=SUM([.L38:.N38])/[.J38]" office:value-type="percentage" office:value="1" calcext:value-type="percentage">
            <text:p>100.00%</text:p>
          </table:table-cell>
          <table:table-cell office:value-type="float" office:value="1903.96" calcext:value-type="float">
            <text:p>1903.96</text:p>
          </table:table-cell>
          <table:table-cell office:value-type="float" office:value="135.59" calcext:value-type="float">
            <text:p>135.59</text:p>
          </table:table-cell>
          <table:table-cell office:value-type="float" office:value="639.13" calcext:value-type="float">
            <text:p>639.13</text:p>
          </table:table-cell>
          <table:table-cell office:value-type="float" office:value="1047.74" calcext:value-type="float">
            <text:p>1047.74</text:p>
          </table:table-cell>
          <table:table-cell table:formula="of:=SUM([.Q38:.R38])/[.O38]" office:value-type="percentage" office:value="1" calcext:value-type="percentage">
            <text:p>100.00%</text:p>
          </table:table-cell>
          <table:table-cell office:value-type="float" office:value="768.83" calcext:value-type="float">
            <text:p>768.83</text:p>
          </table:table-cell>
          <table:table-cell office:value-type="float" office:value="278.91" calcext:value-type="float">
            <text:p>278.91</text:p>
          </table:table-cell>
          <table:table-cell table:formula="of:=SUM([.T38:.X38])/[.R38]" office:value-type="percentage" office:value="1" calcext:value-type="percentage">
            <text:p>100.00%</text:p>
          </table:table-cell>
          <table:table-cell office:value-type="float" office:value="208.14" calcext:value-type="float">
            <text:p>208.14</text:p>
          </table:table-cell>
          <table:table-cell office:value-type="float" office:value="0.54" calcext:value-type="float">
            <text:p>0.54</text:p>
          </table:table-cell>
          <table:table-cell office:value-type="float" office:value="6.74" calcext:value-type="float">
            <text:p>6.74</text:p>
          </table:table-cell>
          <table:table-cell office:value-type="float" office:value="49.75" calcext:value-type="float">
            <text:p>49.75</text:p>
          </table:table-cell>
          <table:table-cell office:value-type="float" office:value="13.74" calcext:value-type="float">
            <text:p>13.74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2" calcext:value-type="float">
            <text:p>2002</text:p>
          </table:table-cell>
          <table:table-cell office:value-type="float" office:value="3863.56" calcext:value-type="float">
            <text:p>3863.56</text:p>
          </table:table-cell>
          <table:table-cell table:formula="of:=([.G39]+[.H39])/[.E39]" office:value-type="percentage" office:value="1" calcext:value-type="percentage">
            <text:p>100.00%</text:p>
          </table:table-cell>
          <table:table-cell office:value-type="float" office:value="20.98" calcext:value-type="float">
            <text:p>20.98</text:p>
          </table:table-cell>
          <table:table-cell office:value-type="float" office:value="3842.58" calcext:value-type="float">
            <text:p>3842.58</text:p>
          </table:table-cell>
          <table:table-cell table:formula="of:=([.J39]+[.O39])/[.H39]" office:value-type="percentage" office:value="1" calcext:value-type="percentage">
            <text:p>100.00%</text:p>
          </table:table-cell>
          <table:table-cell office:value-type="float" office:value="2727.83" calcext:value-type="float">
            <text:p>2727.83</text:p>
          </table:table-cell>
          <table:table-cell table:formula="of:=SUM([.L39:.N39])/[.J39]" office:value-type="percentage" office:value="1" calcext:value-type="percentage">
            <text:p>100.00%</text:p>
          </table:table-cell>
          <table:table-cell office:value-type="float" office:value="1933.13" calcext:value-type="float">
            <text:p>1933.13</text:p>
          </table:table-cell>
          <table:table-cell office:value-type="float" office:value="103.69" calcext:value-type="float">
            <text:p>103.69</text:p>
          </table:table-cell>
          <table:table-cell office:value-type="float" office:value="691.01" calcext:value-type="float">
            <text:p>691.01</text:p>
          </table:table-cell>
          <table:table-cell office:value-type="float" office:value="1114.75" calcext:value-type="float">
            <text:p>1114.75</text:p>
          </table:table-cell>
          <table:table-cell table:formula="of:=SUM([.Q39:.R39])/[.O39]" office:value-type="percentage" office:value="1" calcext:value-type="percentage">
            <text:p>100.00%</text:p>
          </table:table-cell>
          <table:table-cell office:value-type="float" office:value="780.06" calcext:value-type="float">
            <text:p>780.06</text:p>
          </table:table-cell>
          <table:table-cell office:value-type="float" office:value="334.69" calcext:value-type="float">
            <text:p>334.69</text:p>
          </table:table-cell>
          <table:table-cell table:formula="of:=SUM([.T39:.X39])/[.R39]" office:value-type="percentage" office:value="1" calcext:value-type="percentage">
            <text:p>100.00%</text:p>
          </table:table-cell>
          <table:table-cell office:value-type="float" office:value="255.59" calcext:value-type="float">
            <text:p>255.59</text:p>
          </table:table-cell>
          <table:table-cell office:value-type="float" office:value="0.55" calcext:value-type="float">
            <text:p>0.55</text:p>
          </table:table-cell>
          <table:table-cell office:value-type="float" office:value="10.35" calcext:value-type="float">
            <text:p>10.35</text:p>
          </table:table-cell>
          <table:table-cell office:value-type="float" office:value="53.71" calcext:value-type="float">
            <text:p>53.71</text:p>
          </table:table-cell>
          <table:table-cell office:value-type="float" office:value="14.49" calcext:value-type="float">
            <text:p>14.4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3" calcext:value-type="float">
            <text:p>2003</text:p>
          </table:table-cell>
          <table:table-cell office:value-type="float" office:value="3872.93" calcext:value-type="float">
            <text:p>3872.93</text:p>
          </table:table-cell>
          <table:table-cell table:formula="of:=([.G40]+[.H40])/[.E40]" office:value-type="percentage" office:value="1" calcext:value-type="percentage">
            <text:p>100.00%</text:p>
          </table:table-cell>
          <table:table-cell office:value-type="float" office:value="6.42" calcext:value-type="float">
            <text:p>6.42</text:p>
          </table:table-cell>
          <table:table-cell office:value-type="float" office:value="3866.51" calcext:value-type="float">
            <text:p>3866.51</text:p>
          </table:table-cell>
          <table:table-cell table:formula="of:=([.J40]+[.O40])/[.H40]" office:value-type="percentage" office:value="1" calcext:value-type="percentage">
            <text:p>100.00%</text:p>
          </table:table-cell>
          <table:table-cell office:value-type="float" office:value="2756.03" calcext:value-type="float">
            <text:p>2756.03</text:p>
          </table:table-cell>
          <table:table-cell table:formula="of:=SUM([.L40:.N40])/[.J40]" office:value-type="percentage" office:value="1" calcext:value-type="percentage">
            <text:p>100.00%</text:p>
          </table:table-cell>
          <table:table-cell office:value-type="float" office:value="1973.74" calcext:value-type="float">
            <text:p>1973.74</text:p>
          </table:table-cell>
          <table:table-cell office:value-type="float" office:value="132.38" calcext:value-type="float">
            <text:p>132.38</text:p>
          </table:table-cell>
          <table:table-cell office:value-type="float" office:value="649.91" calcext:value-type="float">
            <text:p>649.91</text:p>
          </table:table-cell>
          <table:table-cell office:value-type="float" office:value="1110.48" calcext:value-type="float">
            <text:p>1110.48</text:p>
          </table:table-cell>
          <table:table-cell table:formula="of:=SUM([.Q40:.R40])/[.O40]" office:value-type="percentage" office:value="1" calcext:value-type="percentage">
            <text:p>100.00%</text:p>
          </table:table-cell>
          <table:table-cell office:value-type="float" office:value="763.73" calcext:value-type="float">
            <text:p>763.73</text:p>
          </table:table-cell>
          <table:table-cell office:value-type="float" office:value="346.75" calcext:value-type="float">
            <text:p>346.75</text:p>
          </table:table-cell>
          <table:table-cell table:formula="of:=SUM([.T40:.X40])/[.R40]" office:value-type="percentage" office:value="1" calcext:value-type="percentage">
            <text:p>100.00%</text:p>
          </table:table-cell>
          <table:table-cell office:value-type="float" office:value="267.27" calcext:value-type="float">
            <text:p>267.27</text:p>
          </table:table-cell>
          <table:table-cell office:value-type="float" office:value="0.53" calcext:value-type="float">
            <text:p>0.53</text:p>
          </table:table-cell>
          <table:table-cell office:value-type="float" office:value="11.19" calcext:value-type="float">
            <text:p>11.19</text:p>
          </table:table-cell>
          <table:table-cell office:value-type="float" office:value="53.34" calcext:value-type="float">
            <text:p>53.34</text:p>
          </table:table-cell>
          <table:table-cell office:value-type="float" office:value="14.42" calcext:value-type="float">
            <text:p>14.4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4" calcext:value-type="float">
            <text:p>2004</text:p>
          </table:table-cell>
          <table:table-cell office:value-type="float" office:value="3961.12" calcext:value-type="float">
            <text:p>3961.12</text:p>
          </table:table-cell>
          <table:table-cell table:formula="of:=([.G41]+[.H41])/[.E41]" office:value-type="percentage" office:value="1" calcext:value-type="percentage">
            <text:p>100.00%</text:p>
          </table:table-cell>
          <table:table-cell office:value-type="float" office:value="11.31" calcext:value-type="float">
            <text:p>11.31</text:p>
          </table:table-cell>
          <table:table-cell office:value-type="float" office:value="3949.81" calcext:value-type="float">
            <text:p>3949.81</text:p>
          </table:table-cell>
          <table:table-cell table:formula="of:=([.J41]+[.O41])/[.H41]" office:value-type="percentage" office:value="1" calcext:value-type="percentage">
            <text:p>100.00%</text:p>
          </table:table-cell>
          <table:table-cell office:value-type="float" office:value="2818.28" calcext:value-type="float">
            <text:p>2818.28</text:p>
          </table:table-cell>
          <table:table-cell table:formula="of:=SUM([.L41:.N41])/[.J41]" office:value-type="percentage" office:value="1" calcext:value-type="percentage">
            <text:p>100.00%</text:p>
          </table:table-cell>
          <table:table-cell office:value-type="float" office:value="1978.3" calcext:value-type="float">
            <text:p>1978.3</text:p>
          </table:table-cell>
          <table:table-cell office:value-type="float" office:value="129.88" calcext:value-type="float">
            <text:p>129.88</text:p>
          </table:table-cell>
          <table:table-cell office:value-type="float" office:value="710.1" calcext:value-type="float">
            <text:p>710.1</text:p>
          </table:table-cell>
          <table:table-cell office:value-type="float" office:value="1131.53" calcext:value-type="float">
            <text:p>1131.53</text:p>
          </table:table-cell>
          <table:table-cell table:formula="of:=SUM([.Q41:.R41])/[.O41]" office:value-type="percentage" office:value="1" calcext:value-type="percentage">
            <text:p>100.00%</text:p>
          </table:table-cell>
          <table:table-cell office:value-type="float" office:value="788.53" calcext:value-type="float">
            <text:p>788.53</text:p>
          </table:table-cell>
          <table:table-cell office:value-type="float" office:value="343" calcext:value-type="float">
            <text:p>343</text:p>
          </table:table-cell>
          <table:table-cell table:formula="of:=SUM([.T41:.X41])/[.R41]" office:value-type="percentage" office:value="1" calcext:value-type="percentage">
            <text:p>100.00%</text:p>
          </table:table-cell>
          <table:table-cell office:value-type="float" office:value="259.93" calcext:value-type="float">
            <text:p>259.93</text:p>
          </table:table-cell>
          <table:table-cell office:value-type="float" office:value="0.58" calcext:value-type="float">
            <text:p>0.58</text:p>
          </table:table-cell>
          <table:table-cell office:value-type="float" office:value="14.14" calcext:value-type="float">
            <text:p>14.14</text:p>
          </table:table-cell>
          <table:table-cell office:value-type="float" office:value="53.54" calcext:value-type="float">
            <text:p>53.54</text:p>
          </table:table-cell>
          <table:table-cell office:value-type="float" office:value="14.81" calcext:value-type="float">
            <text:p>14.8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5" calcext:value-type="float">
            <text:p>2005</text:p>
          </table:table-cell>
          <table:table-cell office:value-type="float" office:value="4057.81" calcext:value-type="float">
            <text:p>4057.81</text:p>
          </table:table-cell>
          <table:table-cell table:formula="of:=([.G42]+[.H42])/[.E42]" office:value-type="percentage" office:value="1" calcext:value-type="percentage">
            <text:p>100.00%</text:p>
          </table:table-cell>
          <table:table-cell office:value-type="float" office:value="24.78" calcext:value-type="float">
            <text:p>24.78</text:p>
          </table:table-cell>
          <table:table-cell office:value-type="float" office:value="4033.03" calcext:value-type="float">
            <text:p>4033.03</text:p>
          </table:table-cell>
          <table:table-cell table:formula="of:=([.J42]+[.O42])/[.H42]" office:value-type="percentage" office:value="1" calcext:value-type="percentage">
            <text:p>100.00%</text:p>
          </table:table-cell>
          <table:table-cell office:value-type="float" office:value="2899.95" calcext:value-type="float">
            <text:p>2899.95</text:p>
          </table:table-cell>
          <table:table-cell table:formula="of:=SUM([.L42:.N42])/[.J42]" office:value-type="percentage" office:value="1" calcext:value-type="percentage">
            <text:p>100.00%</text:p>
          </table:table-cell>
          <table:table-cell office:value-type="float" office:value="2012.87" calcext:value-type="float">
            <text:p>2012.87</text:p>
          </table:table-cell>
          <table:table-cell office:value-type="float" office:value="126.12" calcext:value-type="float">
            <text:p>126.12</text:p>
          </table:table-cell>
          <table:table-cell office:value-type="float" office:value="760.96" calcext:value-type="float">
            <text:p>760.96</text:p>
          </table:table-cell>
          <table:table-cell office:value-type="float" office:value="1133.08" calcext:value-type="float">
            <text:p>1133.08</text:p>
          </table:table-cell>
          <table:table-cell table:formula="of:=SUM([.Q42:.R42])/[.O42]" office:value-type="percentage" office:value="1" calcext:value-type="percentage">
            <text:p>100.00%</text:p>
          </table:table-cell>
          <table:table-cell office:value-type="float" office:value="781.99" calcext:value-type="float">
            <text:p>781.99</text:p>
          </table:table-cell>
          <table:table-cell office:value-type="float" office:value="351.09" calcext:value-type="float">
            <text:p>351.09</text:p>
          </table:table-cell>
          <table:table-cell table:formula="of:=SUM([.T42:.X42])/[.R42]" office:value-type="percentage" office:value="1" calcext:value-type="percentage">
            <text:p>100.00%</text:p>
          </table:table-cell>
          <table:table-cell office:value-type="float" office:value="263.76" calcext:value-type="float">
            <text:p>263.76</text:p>
          </table:table-cell>
          <table:table-cell office:value-type="float" office:value="0.55" calcext:value-type="float">
            <text:p>0.55</text:p>
          </table:table-cell>
          <table:table-cell office:value-type="float" office:value="17.81" calcext:value-type="float">
            <text:p>17.81</text:p>
          </table:table-cell>
          <table:table-cell office:value-type="float" office:value="54.28" calcext:value-type="float">
            <text:p>54.28</text:p>
          </table:table-cell>
          <table:table-cell office:value-type="float" office:value="14.69" calcext:value-type="float">
            <text:p>14.6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6" calcext:value-type="float">
            <text:p>2006</text:p>
          </table:table-cell>
          <table:table-cell office:value-type="float" office:value="4063.42" calcext:value-type="float">
            <text:p>4063.42</text:p>
          </table:table-cell>
          <table:table-cell table:formula="of:=([.G43]+[.H43])/[.E43]" office:value-type="percentage" office:value="1" calcext:value-type="percentage">
            <text:p>100.00%</text:p>
          </table:table-cell>
          <table:table-cell office:value-type="float" office:value="18.42" calcext:value-type="float">
            <text:p>18.42</text:p>
          </table:table-cell>
          <table:table-cell office:value-type="float" office:value="4045" calcext:value-type="float">
            <text:p>4045</text:p>
          </table:table-cell>
          <table:table-cell table:formula="of:=([.J43]+[.O43])/[.H43]" office:value-type="percentage" office:value="1" calcext:value-type="percentage">
            <text:p>100.00%</text:p>
          </table:table-cell>
          <table:table-cell office:value-type="float" office:value="2878.56" calcext:value-type="float">
            <text:p>2878.56</text:p>
          </table:table-cell>
          <table:table-cell table:formula="of:=SUM([.L43:.N43])/[.J43]" office:value-type="percentage" office:value="1" calcext:value-type="percentage">
            <text:p>100.00%</text:p>
          </table:table-cell>
          <table:table-cell office:value-type="float" office:value="1990.51" calcext:value-type="float">
            <text:p>1990.51</text:p>
          </table:table-cell>
          <table:table-cell office:value-type="float" office:value="71.61" calcext:value-type="float">
            <text:p>71.61</text:p>
          </table:table-cell>
          <table:table-cell office:value-type="float" office:value="816.44" calcext:value-type="float">
            <text:p>816.44</text:p>
          </table:table-cell>
          <table:table-cell office:value-type="float" office:value="1166.44" calcext:value-type="float">
            <text:p>1166.44</text:p>
          </table:table-cell>
          <table:table-cell table:formula="of:=SUM([.Q43:.R43])/[.O43]" office:value-type="percentage" office:value="1" calcext:value-type="percentage">
            <text:p>100.00%</text:p>
          </table:table-cell>
          <table:table-cell office:value-type="float" office:value="787.22" calcext:value-type="float">
            <text:p>787.22</text:p>
          </table:table-cell>
          <table:table-cell office:value-type="float" office:value="379.22" calcext:value-type="float">
            <text:p>379.22</text:p>
          </table:table-cell>
          <table:table-cell table:formula="of:=SUM([.T43:.X43])/[.R43]" office:value-type="percentage" office:value="1" calcext:value-type="percentage">
            <text:p>100.00%</text:p>
          </table:table-cell>
          <table:table-cell office:value-type="float" office:value="282.69" calcext:value-type="float">
            <text:p>282.69</text:p>
          </table:table-cell>
          <table:table-cell office:value-type="float" office:value="0.51" calcext:value-type="float">
            <text:p>0.51</text:p>
          </table:table-cell>
          <table:table-cell office:value-type="float" office:value="26.59" calcext:value-type="float">
            <text:p>26.59</text:p>
          </table:table-cell>
          <table:table-cell office:value-type="float" office:value="54.86" calcext:value-type="float">
            <text:p>54.86</text:p>
          </table:table-cell>
          <table:table-cell office:value-type="float" office:value="14.57" calcext:value-type="float">
            <text:p>14.5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7" calcext:value-type="float">
            <text:p>2007</text:p>
          </table:table-cell>
          <table:table-cell office:value-type="float" office:value="4171.76" calcext:value-type="float">
            <text:p>4171.76</text:p>
          </table:table-cell>
          <table:table-cell table:formula="of:=([.G44]+[.H44])/[.E44]" office:value-type="percentage" office:value="1" calcext:value-type="percentage">
            <text:p>100.00%</text:p>
          </table:table-cell>
          <table:table-cell office:value-type="float" office:value="31.25" calcext:value-type="float">
            <text:p>31.25</text:p>
          </table:table-cell>
          <table:table-cell office:value-type="float" office:value="4140.51" calcext:value-type="float">
            <text:p>4140.51</text:p>
          </table:table-cell>
          <table:table-cell table:formula="of:=([.J44]+[.O44])/[.H44]" office:value-type="percentage" office:value="1" calcext:value-type="percentage">
            <text:p>100.00%</text:p>
          </table:table-cell>
          <table:table-cell office:value-type="float" office:value="2988.24" calcext:value-type="float">
            <text:p>2988.24</text:p>
          </table:table-cell>
          <table:table-cell table:formula="of:=SUM([.L44:.N44])/[.J44]" office:value-type="percentage" office:value="1" calcext:value-type="percentage">
            <text:p>100.00%</text:p>
          </table:table-cell>
          <table:table-cell office:value-type="float" office:value="2016.46" calcext:value-type="float">
            <text:p>2016.46</text:p>
          </table:table-cell>
          <table:table-cell office:value-type="float" office:value="75.19" calcext:value-type="float">
            <text:p>75.19</text:p>
          </table:table-cell>
          <table:table-cell office:value-type="float" office:value="896.59" calcext:value-type="float">
            <text:p>896.59</text:p>
          </table:table-cell>
          <table:table-cell office:value-type="float" office:value="1152.27" calcext:value-type="float">
            <text:p>1152.27</text:p>
          </table:table-cell>
          <table:table-cell table:formula="of:=SUM([.Q44:.R44])/[.O44]" office:value-type="percentage" office:value="1" calcext:value-type="percentage">
            <text:p>100.00%</text:p>
          </table:table-cell>
          <table:table-cell office:value-type="float" office:value="806.42" calcext:value-type="float">
            <text:p>806.42</text:p>
          </table:table-cell>
          <table:table-cell office:value-type="float" office:value="345.85" calcext:value-type="float">
            <text:p>345.85</text:p>
          </table:table-cell>
          <table:table-cell table:formula="of:=SUM([.T44:.X44])/[.R44]" office:value-type="percentage" office:value="1" calcext:value-type="percentage">
            <text:p>100.00%</text:p>
          </table:table-cell>
          <table:table-cell office:value-type="float" office:value="240.61" calcext:value-type="float">
            <text:p>240.61</text:p>
          </table:table-cell>
          <table:table-cell office:value-type="float" office:value="0.61" calcext:value-type="float">
            <text:p>0.61</text:p>
          </table:table-cell>
          <table:table-cell office:value-type="float" office:value="34.45" calcext:value-type="float">
            <text:p>34.45</text:p>
          </table:table-cell>
          <table:table-cell office:value-type="float" office:value="55.54" calcext:value-type="float">
            <text:p>55.54</text:p>
          </table:table-cell>
          <table:table-cell office:value-type="float" office:value="14.64" calcext:value-type="float">
            <text:p>14.64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8" calcext:value-type="float">
            <text:p>2008</text:p>
          </table:table-cell>
          <table:table-cell office:value-type="float" office:value="4137.87" calcext:value-type="float">
            <text:p>4137.87</text:p>
          </table:table-cell>
          <table:table-cell table:formula="of:=([.G45]+[.H45])/[.E45]" office:value-type="percentage" office:value="1" calcext:value-type="percentage">
            <text:p>100.00%</text:p>
          </table:table-cell>
          <table:table-cell office:value-type="float" office:value="32.82" calcext:value-type="float">
            <text:p>32.82</text:p>
          </table:table-cell>
          <table:table-cell office:value-type="float" office:value="4105.05" calcext:value-type="float">
            <text:p>4105.05</text:p>
          </table:table-cell>
          <table:table-cell table:formula="of:=([.J45]+[.O45])/[.H45]" office:value-type="percentage" office:value="1" calcext:value-type="percentage">
            <text:p>100.00%</text:p>
          </table:table-cell>
          <table:table-cell office:value-type="float" office:value="2924.21" calcext:value-type="float">
            <text:p>2924.21</text:p>
          </table:table-cell>
          <table:table-cell table:formula="of:=SUM([.L45:.N45])/[.J45]" office:value-type="percentage" office:value="1" calcext:value-type="percentage">
            <text:p>100.00%</text:p>
          </table:table-cell>
          <table:table-cell office:value-type="float" office:value="1985.8" calcext:value-type="float">
            <text:p>1985.8</text:p>
          </table:table-cell>
          <table:table-cell office:value-type="float" office:value="55.43" calcext:value-type="float">
            <text:p>55.43</text:p>
          </table:table-cell>
          <table:table-cell office:value-type="float" office:value="882.98" calcext:value-type="float">
            <text:p>882.98</text:p>
          </table:table-cell>
          <table:table-cell office:value-type="float" office:value="1180.84" calcext:value-type="float">
            <text:p>1180.84</text:p>
          </table:table-cell>
          <table:table-cell table:formula="of:=SUM([.Q45:.R45])/[.O45]" office:value-type="percentage" office:value="1" calcext:value-type="percentage">
            <text:p>100.00%</text:p>
          </table:table-cell>
          <table:table-cell office:value-type="float" office:value="806.21" calcext:value-type="float">
            <text:p>806.21</text:p>
          </table:table-cell>
          <table:table-cell office:value-type="float" office:value="374.63" calcext:value-type="float">
            <text:p>374.63</text:p>
          </table:table-cell>
          <table:table-cell table:formula="of:=SUM([.T45:.X45])/[.R45]" office:value-type="percentage" office:value="1" calcext:value-type="percentage">
            <text:p>100.00%</text:p>
          </table:table-cell>
          <table:table-cell office:value-type="float" office:value="248.54" calcext:value-type="float">
            <text:p>248.54</text:p>
          </table:table-cell>
          <table:table-cell office:value-type="float" office:value="0.86" calcext:value-type="float">
            <text:p>0.86</text:p>
          </table:table-cell>
          <table:table-cell office:value-type="float" office:value="55.36" calcext:value-type="float">
            <text:p>55.36</text:p>
          </table:table-cell>
          <table:table-cell office:value-type="float" office:value="55.03" calcext:value-type="float">
            <text:p>55.03</text:p>
          </table:table-cell>
          <table:table-cell office:value-type="float" office:value="14.84" calcext:value-type="float">
            <text:p>14.84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9" calcext:value-type="float">
            <text:p>2009</text:p>
          </table:table-cell>
          <table:table-cell office:value-type="float" office:value="3971.41" calcext:value-type="float">
            <text:p>3971.41</text:p>
          </table:table-cell>
          <table:table-cell table:formula="of:=([.G46]+[.H46])/[.E46]" office:value-type="percentage" office:value="1" calcext:value-type="percentage">
            <text:p>100.00%</text:p>
          </table:table-cell>
          <table:table-cell office:value-type="float" office:value="34.05" calcext:value-type="float">
            <text:p>34.05</text:p>
          </table:table-cell>
          <table:table-cell office:value-type="float" office:value="3937.36" calcext:value-type="float">
            <text:p>3937.36</text:p>
          </table:table-cell>
          <table:table-cell table:formula="of:=([.J46]+[.O46])/[.H46]" office:value-type="percentage" office:value="1" calcext:value-type="percentage">
            <text:p>100.00%</text:p>
          </table:table-cell>
          <table:table-cell office:value-type="float" office:value="2725.41" calcext:value-type="float">
            <text:p>2725.41</text:p>
          </table:table-cell>
          <table:table-cell table:formula="of:=SUM([.L46:.N46])/[.J46]" office:value-type="percentage" office:value="1" calcext:value-type="percentage">
            <text:p>100.00%</text:p>
          </table:table-cell>
          <table:table-cell office:value-type="float" office:value="1755.9" calcext:value-type="float">
            <text:p>1755.9</text:p>
          </table:table-cell>
          <table:table-cell office:value-type="float" office:value="48.53" calcext:value-type="float">
            <text:p>48.53</text:p>
          </table:table-cell>
          <table:table-cell office:value-type="float" office:value="920.98" calcext:value-type="float">
            <text:p>920.98</text:p>
          </table:table-cell>
          <table:table-cell office:value-type="float" office:value="1211.95" calcext:value-type="float">
            <text:p>1211.95</text:p>
          </table:table-cell>
          <table:table-cell table:formula="of:=SUM([.Q46:.R46])/[.O46]" office:value-type="percentage" office:value="1" calcext:value-type="percentage">
            <text:p>100.00%</text:p>
          </table:table-cell>
          <table:table-cell office:value-type="float" office:value="798.85" calcext:value-type="float">
            <text:p>798.85</text:p>
          </table:table-cell>
          <table:table-cell office:value-type="float" office:value="413.1" calcext:value-type="float">
            <text:p>413.1</text:p>
          </table:table-cell>
          <table:table-cell table:formula="of:=SUM([.T46:.X46])/[.R46]" office:value-type="percentage" office:value="1" calcext:value-type="percentage">
            <text:p>100.00%</text:p>
          </table:table-cell>
          <table:table-cell office:value-type="float" office:value="268.82" calcext:value-type="float">
            <text:p>268.82</text:p>
          </table:table-cell>
          <table:table-cell office:value-type="float" office:value="0.89" calcext:value-type="float">
            <text:p>0.89</text:p>
          </table:table-cell>
          <table:table-cell office:value-type="float" office:value="73.89" calcext:value-type="float">
            <text:p>73.89</text:p>
          </table:table-cell>
          <table:table-cell office:value-type="float" office:value="54.49" calcext:value-type="float">
            <text:p>54.49</text:p>
          </table:table-cell>
          <table:table-cell office:value-type="float" office:value="15.01" calcext:value-type="float">
            <text:p>15.0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0" calcext:value-type="float">
            <text:p>2010</text:p>
          </table:table-cell>
          <table:table-cell office:value-type="float" office:value="4137.31" calcext:value-type="float">
            <text:p>4137.31</text:p>
          </table:table-cell>
          <table:table-cell table:formula="of:=([.G47]+[.H47])/[.E47]" office:value-type="percentage" office:value="1" calcext:value-type="percentage">
            <text:p>100.00%</text:p>
          </table:table-cell>
          <table:table-cell office:value-type="float" office:value="25.98" calcext:value-type="float">
            <text:p>25.98</text:p>
          </table:table-cell>
          <table:table-cell office:value-type="float" office:value="4111.33" calcext:value-type="float">
            <text:p>4111.33</text:p>
          </table:table-cell>
          <table:table-cell table:formula="of:=([.J47]+[.O47])/[.H47]" office:value-type="percentage" office:value="1" calcext:value-type="percentage">
            <text:p>100.00%</text:p>
          </table:table-cell>
          <table:table-cell office:value-type="float" office:value="2882.49" calcext:value-type="float">
            <text:p>2882.49</text:p>
          </table:table-cell>
          <table:table-cell table:formula="of:=SUM([.L47:.N47])/[.J47]" office:value-type="percentage" office:value="1" calcext:value-type="percentage">
            <text:p>100.00%</text:p>
          </table:table-cell>
          <table:table-cell office:value-type="float" office:value="1847.29" calcext:value-type="float">
            <text:p>1847.29</text:p>
          </table:table-cell>
          <table:table-cell office:value-type="float" office:value="47.5" calcext:value-type="float">
            <text:p>47.5</text:p>
          </table:table-cell>
          <table:table-cell office:value-type="float" office:value="987.7" calcext:value-type="float">
            <text:p>987.7</text:p>
          </table:table-cell>
          <table:table-cell office:value-type="float" office:value="1228.84" calcext:value-type="float">
            <text:p>1228.84</text:p>
          </table:table-cell>
          <table:table-cell table:formula="of:=SUM([.Q47:.R47])/[.O47]" office:value-type="percentage" office:value="1" calcext:value-type="percentage">
            <text:p>100.00%</text:p>
          </table:table-cell>
          <table:table-cell office:value-type="float" office:value="806.97" calcext:value-type="float">
            <text:p>806.97</text:p>
          </table:table-cell>
          <table:table-cell office:value-type="float" office:value="421.87" calcext:value-type="float">
            <text:p>421.87</text:p>
          </table:table-cell>
          <table:table-cell table:formula="of:=SUM([.T47:.X47])/[.R47]" office:value-type="percentage" office:value="1" calcext:value-type="percentage">
            <text:p>100.00%</text:p>
          </table:table-cell>
          <table:table-cell office:value-type="float" office:value="254.7" calcext:value-type="float">
            <text:p>254.7</text:p>
          </table:table-cell>
          <table:table-cell office:value-type="float" office:value="1.21" calcext:value-type="float">
            <text:p>1.21</text:p>
          </table:table-cell>
          <table:table-cell office:value-type="float" office:value="94.65" calcext:value-type="float">
            <text:p>94.65</text:p>
          </table:table-cell>
          <table:table-cell office:value-type="float" office:value="56.09" calcext:value-type="float">
            <text:p>56.09</text:p>
          </table:table-cell>
          <table:table-cell office:value-type="float" office:value="15.22" calcext:value-type="float">
            <text:p>15.2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1" calcext:value-type="float">
            <text:p>2011</text:p>
          </table:table-cell>
          <table:table-cell office:value-type="float" office:value="4123.3" calcext:value-type="float">
            <text:p>4123.3</text:p>
          </table:table-cell>
          <table:table-cell table:formula="of:=([.G48]+[.H48])/[.E48]" office:value-type="percentage" office:value="1" calcext:value-type="percentage">
            <text:p>100.00%</text:p>
          </table:table-cell>
          <table:table-cell office:value-type="float" office:value="37.25" calcext:value-type="float">
            <text:p>37.25</text:p>
          </table:table-cell>
          <table:table-cell office:value-type="float" office:value="4086.05" calcext:value-type="float">
            <text:p>4086.05</text:p>
          </table:table-cell>
          <table:table-cell table:formula="of:=([.J48]+[.O48])/[.H48]" office:value-type="percentage" office:value="1" calcext:value-type="percentage">
            <text:p>100.00%</text:p>
          </table:table-cell>
          <table:table-cell office:value-type="float" office:value="2788.93" calcext:value-type="float">
            <text:p>2788.93</text:p>
          </table:table-cell>
          <table:table-cell table:formula="of:=SUM([.L48:.N48])/[.J48]" office:value-type="percentage" office:value="1" calcext:value-type="percentage">
            <text:p>100.00%</text:p>
          </table:table-cell>
          <table:table-cell office:value-type="float" office:value="1733.43" calcext:value-type="float">
            <text:p>1733.43</text:p>
          </table:table-cell>
          <table:table-cell office:value-type="float" office:value="41.81" calcext:value-type="float">
            <text:p>41.81</text:p>
          </table:table-cell>
          <table:table-cell office:value-type="float" office:value="1013.69" calcext:value-type="float">
            <text:p>1013.69</text:p>
          </table:table-cell>
          <table:table-cell office:value-type="float" office:value="1297.12" calcext:value-type="float">
            <text:p>1297.12</text:p>
          </table:table-cell>
          <table:table-cell table:formula="of:=SUM([.Q48:.R48])/[.O48]" office:value-type="percentage" office:value="1" calcext:value-type="percentage">
            <text:p>100.00%</text:p>
          </table:table-cell>
          <table:table-cell office:value-type="float" office:value="790.2" calcext:value-type="float">
            <text:p>790.2</text:p>
          </table:table-cell>
          <table:table-cell office:value-type="float" office:value="506.92" calcext:value-type="float">
            <text:p>506.92</text:p>
          </table:table-cell>
          <table:table-cell table:formula="of:=SUM([.T48:.X48])/[.R48]" office:value-type="percentage" office:value="1" calcext:value-type="percentage">
            <text:p>100.00%</text:p>
          </table:table-cell>
          <table:table-cell office:value-type="float" office:value="312.93" calcext:value-type="float">
            <text:p>312.93</text:p>
          </table:table-cell>
          <table:table-cell office:value-type="float" office:value="1.82" calcext:value-type="float">
            <text:p>1.82</text:p>
          </table:table-cell>
          <table:table-cell office:value-type="float" office:value="120.18" calcext:value-type="float">
            <text:p>120.18</text:p>
          </table:table-cell>
          <table:table-cell office:value-type="float" office:value="56.67" calcext:value-type="float">
            <text:p>56.67</text:p>
          </table:table-cell>
          <table:table-cell office:value-type="float" office:value="15.32" calcext:value-type="float">
            <text:p>15.3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2" calcext:value-type="float">
            <text:p>2012</text:p>
          </table:table-cell>
          <table:table-cell office:value-type="float" office:value="4085.23" calcext:value-type="float">
            <text:p>4085.23</text:p>
          </table:table-cell>
          <table:table-cell table:formula="of:=([.G49]+[.H49])/[.E49]" office:value-type="percentage" office:value="1" calcext:value-type="percentage">
            <text:p>100.00%</text:p>
          </table:table-cell>
          <table:table-cell office:value-type="float" office:value="47.26" calcext:value-type="float">
            <text:p>47.26</text:p>
          </table:table-cell>
          <table:table-cell office:value-type="float" office:value="4037.97" calcext:value-type="float">
            <text:p>4037.97</text:p>
          </table:table-cell>
          <table:table-cell table:formula="of:=([.J49]+[.O49])/[.H49]" office:value-type="percentage" office:value="1" calcext:value-type="percentage">
            <text:p>100.00%</text:p>
          </table:table-cell>
          <table:table-cell office:value-type="float" office:value="2779.02" calcext:value-type="float">
            <text:p>2779.02</text:p>
          </table:table-cell>
          <table:table-cell table:formula="of:=SUM([.L49:.N49])/[.J49]" office:value-type="percentage" office:value="1" calcext:value-type="percentage">
            <text:p>100.00%</text:p>
          </table:table-cell>
          <table:table-cell office:value-type="float" office:value="1514.04" calcext:value-type="float">
            <text:p>1514.04</text:p>
          </table:table-cell>
          <table:table-cell office:value-type="float" office:value="39.09" calcext:value-type="float">
            <text:p>39.09</text:p>
          </table:table-cell>
          <table:table-cell office:value-type="float" office:value="1225.89" calcext:value-type="float">
            <text:p>1225.89</text:p>
          </table:table-cell>
          <table:table-cell office:value-type="float" office:value="1258.95" calcext:value-type="float">
            <text:p>1258.95</text:p>
          </table:table-cell>
          <table:table-cell table:formula="of:=SUM([.Q49:.R49])/[.O49]" office:value-type="percentage" office:value="1" calcext:value-type="percentage">
            <text:p>100.00%</text:p>
          </table:table-cell>
          <table:table-cell office:value-type="float" office:value="769.33" calcext:value-type="float">
            <text:p>769.33</text:p>
          </table:table-cell>
          <table:table-cell office:value-type="float" office:value="489.62" calcext:value-type="float">
            <text:p>489.62</text:p>
          </table:table-cell>
          <table:table-cell table:formula="of:=SUM([.T49:.X49])/[.R49]" office:value-type="percentage" office:value="1" calcext:value-type="percentage">
            <text:p>100.00%</text:p>
          </table:table-cell>
          <table:table-cell office:value-type="float" office:value="271.29" calcext:value-type="float">
            <text:p>271.29</text:p>
          </table:table-cell>
          <table:table-cell office:value-type="float" office:value="4.33" calcext:value-type="float">
            <text:p>4.33</text:p>
          </table:table-cell>
          <table:table-cell office:value-type="float" office:value="140.82" calcext:value-type="float">
            <text:p>140.82</text:p>
          </table:table-cell>
          <table:table-cell office:value-type="float" office:value="57.62" calcext:value-type="float">
            <text:p>57.62</text:p>
          </table:table-cell>
          <table:table-cell office:value-type="float" office:value="15.56" calcext:value-type="float">
            <text:p>15.56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3" calcext:value-type="float">
            <text:p>2013</text:p>
          </table:table-cell>
          <table:table-cell office:value-type="float" office:value="4110.5" calcext:value-type="float">
            <text:p>4110.5</text:p>
          </table:table-cell>
          <table:table-cell table:formula="of:=([.G50]+[.H50])/[.E50]" office:value-type="percentage" office:value="1" calcext:value-type="percentage">
            <text:p>100.00%</text:p>
          </table:table-cell>
          <table:table-cell office:value-type="float" office:value="57.88" calcext:value-type="float">
            <text:p>57.88</text:p>
          </table:table-cell>
          <table:table-cell office:value-type="float" office:value="4052.62" calcext:value-type="float">
            <text:p>4052.62</text:p>
          </table:table-cell>
          <table:table-cell table:formula="of:=([.J50]+[.O50])/[.H50]" office:value-type="percentage" office:value="1" calcext:value-type="percentage">
            <text:p>100.00%</text:p>
          </table:table-cell>
          <table:table-cell office:value-type="float" office:value="2746.21" calcext:value-type="float">
            <text:p>2746.21</text:p>
          </table:table-cell>
          <table:table-cell table:formula="of:=SUM([.L50:.N50])/[.J50]" office:value-type="percentage" office:value="1" calcext:value-type="percentage">
            <text:p>100.00%</text:p>
          </table:table-cell>
          <table:table-cell office:value-type="float" office:value="1581.11" calcext:value-type="float">
            <text:p>1581.11</text:p>
          </table:table-cell>
          <table:table-cell office:value-type="float" office:value="40.26" calcext:value-type="float">
            <text:p>40.26</text:p>
          </table:table-cell>
          <table:table-cell office:value-type="float" office:value="1124.84" calcext:value-type="float">
            <text:p>1124.84</text:p>
          </table:table-cell>
          <table:table-cell office:value-type="float" office:value="1306.41" calcext:value-type="float">
            <text:p>1306.41</text:p>
          </table:table-cell>
          <table:table-cell table:formula="of:=SUM([.Q50:.R50])/[.O50]" office:value-type="percentage" office:value="1" calcext:value-type="percentage">
            <text:p>100.00%</text:p>
          </table:table-cell>
          <table:table-cell office:value-type="float" office:value="789.02" calcext:value-type="float">
            <text:p>789.02</text:p>
          </table:table-cell>
          <table:table-cell office:value-type="float" office:value="517.39" calcext:value-type="float">
            <text:p>517.39</text:p>
          </table:table-cell>
          <table:table-cell table:formula="of:=SUM([.T50:.X50])/[.R50]" office:value-type="percentage" office:value="1" calcext:value-type="percentage">
            <text:p>100.00%</text:p>
          </table:table-cell>
          <table:table-cell office:value-type="float" office:value="263.88" calcext:value-type="float">
            <text:p>263.88</text:p>
          </table:table-cell>
          <table:table-cell office:value-type="float" office:value="9.04" calcext:value-type="float">
            <text:p>9.04</text:p>
          </table:table-cell>
          <table:table-cell office:value-type="float" office:value="167.84" calcext:value-type="float">
            <text:p>167.84</text:p>
          </table:table-cell>
          <table:table-cell office:value-type="float" office:value="60.86" calcext:value-type="float">
            <text:p>60.86</text:p>
          </table:table-cell>
          <table:table-cell office:value-type="float" office:value="15.77" calcext:value-type="float">
            <text:p>15.7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4" calcext:value-type="float">
            <text:p>2014</text:p>
          </table:table-cell>
          <table:table-cell office:value-type="float" office:value="4146.03" calcext:value-type="float">
            <text:p>4146.03</text:p>
          </table:table-cell>
          <table:table-cell table:formula="of:=([.G51]+[.H51])/[.E51]" office:value-type="percentage" office:value="1" calcext:value-type="percentage">
            <text:p>100.00%</text:p>
          </table:table-cell>
          <table:table-cell office:value-type="float" office:value="53.21" calcext:value-type="float">
            <text:p>53.21</text:p>
          </table:table-cell>
          <table:table-cell office:value-type="float" office:value="4092.82" calcext:value-type="float">
            <text:p>4092.82</text:p>
          </table:table-cell>
          <table:table-cell table:formula="of:=([.J51]+[.O51])/[.H51]" office:value-type="percentage" office:value="1" calcext:value-type="percentage">
            <text:p>100.00%</text:p>
          </table:table-cell>
          <table:table-cell office:value-type="float" office:value="2752.01" calcext:value-type="float">
            <text:p>2752.01</text:p>
          </table:table-cell>
          <table:table-cell table:formula="of:=SUM([.L51:.N51])/[.J51]" office:value-type="percentage" office:value="1" calcext:value-type="percentage">
            <text:p>100.00%</text:p>
          </table:table-cell>
          <table:table-cell office:value-type="float" office:value="1581.71" calcext:value-type="float">
            <text:p>1581.71</text:p>
          </table:table-cell>
          <table:table-cell office:value-type="float" office:value="43.69" calcext:value-type="float">
            <text:p>43.69</text:p>
          </table:table-cell>
          <table:table-cell office:value-type="float" office:value="1126.61" calcext:value-type="float">
            <text:p>1126.61</text:p>
          </table:table-cell>
          <table:table-cell office:value-type="float" office:value="1340.81" calcext:value-type="float">
            <text:p>1340.81</text:p>
          </table:table-cell>
          <table:table-cell table:formula="of:=SUM([.Q51:.R51])/[.O51]" office:value-type="percentage" office:value="1" calcext:value-type="percentage">
            <text:p>100.00%</text:p>
          </table:table-cell>
          <table:table-cell office:value-type="float" office:value="797.17" calcext:value-type="float">
            <text:p>797.17</text:p>
          </table:table-cell>
          <table:table-cell office:value-type="float" office:value="543.64" calcext:value-type="float">
            <text:p>543.64</text:p>
          </table:table-cell>
          <table:table-cell table:formula="of:=SUM([.T51:.X51])/[.R51]" office:value-type="percentage" office:value="1" calcext:value-type="percentage">
            <text:p>100.00%</text:p>
          </table:table-cell>
          <table:table-cell office:value-type="float" office:value="253.19" calcext:value-type="float">
            <text:p>253.19</text:p>
          </table:table-cell>
          <table:table-cell office:value-type="float" office:value="28.92" calcext:value-type="float">
            <text:p>28.92</text:p>
          </table:table-cell>
          <table:table-cell office:value-type="float" office:value="181.66" calcext:value-type="float">
            <text:p>181.66</text:p>
          </table:table-cell>
          <table:table-cell office:value-type="float" office:value="63.99" calcext:value-type="float">
            <text:p>63.99</text:p>
          </table:table-cell>
          <table:table-cell office:value-type="float" office:value="15.88" calcext:value-type="float">
            <text:p>15.88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5" calcext:value-type="float">
            <text:p>2015</text:p>
          </table:table-cell>
          <table:table-cell office:value-type="float" office:value="4147.46" calcext:value-type="float">
            <text:p>4147.46</text:p>
          </table:table-cell>
          <table:table-cell table:formula="of:=([.G52]+[.H52])/[.E52]" office:value-type="percentage" office:value="1" calcext:value-type="percentage">
            <text:p>100.00%</text:p>
          </table:table-cell>
          <table:table-cell office:value-type="float" office:value="66.67" calcext:value-type="float">
            <text:p>66.67</text:p>
          </table:table-cell>
          <table:table-cell office:value-type="float" office:value="4080.79" calcext:value-type="float">
            <text:p>4080.79</text:p>
          </table:table-cell>
          <table:table-cell table:formula="of:=([.J52]+[.O52])/[.H52]" office:value-type="percentage" office:value="1" calcext:value-type="percentage">
            <text:p>100.00%</text:p>
          </table:table-cell>
          <table:table-cell office:value-type="float" office:value="2730.32" calcext:value-type="float">
            <text:p>2730.32</text:p>
          </table:table-cell>
          <table:table-cell table:formula="of:=SUM([.L52:.N52])/[.J52]" office:value-type="percentage" office:value="1" calcext:value-type="percentage">
            <text:p>100.00%</text:p>
          </table:table-cell>
          <table:table-cell office:value-type="float" office:value="1352.4" calcext:value-type="float">
            <text:p>1352.4</text:p>
          </table:table-cell>
          <table:table-cell office:value-type="float" office:value="44.44" calcext:value-type="float">
            <text:p>44.44</text:p>
          </table:table-cell>
          <table:table-cell office:value-type="float" office:value="1333.48" calcext:value-type="float">
            <text:p>1333.48</text:p>
          </table:table-cell>
          <table:table-cell office:value-type="float" office:value="1350.47" calcext:value-type="float">
            <text:p>1350.47</text:p>
          </table:table-cell>
          <table:table-cell table:formula="of:=SUM([.Q52:.R52])/[.O52]" office:value-type="percentage" office:value="1" calcext:value-type="percentage">
            <text:p>100.00%</text:p>
          </table:table-cell>
          <table:table-cell office:value-type="float" office:value="797.18" calcext:value-type="float">
            <text:p>797.18</text:p>
          </table:table-cell>
          <table:table-cell office:value-type="float" office:value="553.29" calcext:value-type="float">
            <text:p>553.29</text:p>
          </table:table-cell>
          <table:table-cell table:formula="of:=SUM([.T52:.X52])/[.R52]" office:value-type="percentage" office:value="1" calcext:value-type="percentage">
            <text:p>100.00%</text:p>
          </table:table-cell>
          <table:table-cell office:value-type="float" office:value="243.99" calcext:value-type="float">
            <text:p>243.99</text:p>
          </table:table-cell>
          <table:table-cell office:value-type="float" office:value="39.03" calcext:value-type="float">
            <text:p>39.03</text:p>
          </table:table-cell>
          <table:table-cell office:value-type="float" office:value="190.72" calcext:value-type="float">
            <text:p>190.72</text:p>
          </table:table-cell>
          <table:table-cell office:value-type="float" office:value="63.63" calcext:value-type="float">
            <text:p>63.63</text:p>
          </table:table-cell>
          <table:table-cell office:value-type="float" office:value="15.92" calcext:value-type="float">
            <text:p>15.9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6" calcext:value-type="float">
            <text:p>2016</text:p>
          </table:table-cell>
          <table:table-cell office:value-type="float" office:value="4150.73" calcext:value-type="float">
            <text:p>4150.73</text:p>
          </table:table-cell>
          <table:table-cell table:formula="of:=([.G53]+[.H53])/[.E53]" office:value-type="percentage" office:value="1" calcext:value-type="percentage">
            <text:p>100.00%</text:p>
          </table:table-cell>
          <table:table-cell office:value-type="float" office:value="66.5" calcext:value-type="float">
            <text:p>66.5</text:p>
          </table:table-cell>
          <table:table-cell office:value-type="float" office:value="4084.23" calcext:value-type="float">
            <text:p>4084.23</text:p>
          </table:table-cell>
          <table:table-cell table:formula="of:=([.J53]+[.O53])/[.H53]" office:value-type="percentage" office:value="1" calcext:value-type="percentage">
            <text:p>100.00%</text:p>
          </table:table-cell>
          <table:table-cell office:value-type="float" office:value="2656.96" calcext:value-type="float">
            <text:p>2656.96</text:p>
          </table:table-cell>
          <table:table-cell table:formula="of:=SUM([.L53:.N53])/[.J53]" office:value-type="percentage" office:value="1" calcext:value-type="percentage">
            <text:p>100.00%</text:p>
          </table:table-cell>
          <table:table-cell office:value-type="float" office:value="1239.15" calcext:value-type="float">
            <text:p>1239.15</text:p>
          </table:table-cell>
          <table:table-cell office:value-type="float" office:value="39.5" calcext:value-type="float">
            <text:p>39.5</text:p>
          </table:table-cell>
          <table:table-cell office:value-type="float" office:value="1378.31" calcext:value-type="float">
            <text:p>1378.31</text:p>
          </table:table-cell>
          <table:table-cell office:value-type="float" office:value="1427.27" calcext:value-type="float">
            <text:p>1427.27</text:p>
          </table:table-cell>
          <table:table-cell table:formula="of:=SUM([.Q53:.R53])/[.O53]" office:value-type="percentage" office:value="1" calcext:value-type="percentage">
            <text:p>100.00%</text:p>
          </table:table-cell>
          <table:table-cell office:value-type="float" office:value="805.69" calcext:value-type="float">
            <text:p>805.69</text:p>
          </table:table-cell>
          <table:table-cell office:value-type="float" office:value="621.58" calcext:value-type="float">
            <text:p>621.58</text:p>
          </table:table-cell>
          <table:table-cell table:formula="of:=SUM([.T53:.X53])/[.R53]" office:value-type="percentage" office:value="1" calcext:value-type="percentage">
            <text:p>100.00%</text:p>
          </table:table-cell>
          <table:table-cell office:value-type="float" office:value="261.13" calcext:value-type="float">
            <text:p>261.13</text:p>
          </table:table-cell>
          <table:table-cell office:value-type="float" office:value="54.87" calcext:value-type="float">
            <text:p>54.87</text:p>
          </table:table-cell>
          <table:table-cell office:value-type="float" office:value="226.99" calcext:value-type="float">
            <text:p>226.99</text:p>
          </table:table-cell>
          <table:table-cell office:value-type="float" office:value="62.76" calcext:value-type="float">
            <text:p>62.76</text:p>
          </table:table-cell>
          <table:table-cell office:value-type="float" office:value="15.83" calcext:value-type="float">
            <text:p>15.8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7" calcext:value-type="float">
            <text:p>2017</text:p>
          </table:table-cell>
          <table:table-cell office:value-type="float" office:value="4105.51" calcext:value-type="float">
            <text:p>4105.51</text:p>
          </table:table-cell>
          <table:table-cell table:formula="of:=([.G54]+[.H54])/[.E54]" office:value-type="percentage" office:value="1" calcext:value-type="percentage">
            <text:p>100.00%</text:p>
          </table:table-cell>
          <table:table-cell office:value-type="float" office:value="56.31" calcext:value-type="float">
            <text:p>56.31</text:p>
          </table:table-cell>
          <table:table-cell office:value-type="float" office:value="4049.2" calcext:value-type="float">
            <text:p>4049.2</text:p>
          </table:table-cell>
          <table:table-cell table:formula="of:=([.J54]+[.O54])/[.H54]" office:value-type="percentage" office:value="1" calcext:value-type="percentage">
            <text:p>100.00%</text:p>
          </table:table-cell>
          <table:table-cell office:value-type="float" office:value="2540.17" calcext:value-type="float">
            <text:p>2540.17</text:p>
          </table:table-cell>
          <table:table-cell table:formula="of:=SUM([.L54:.N54])/[.J54]" office:value-type="percentage" office:value="1" calcext:value-type="percentage">
            <text:p>100.00%</text:p>
          </table:table-cell>
          <table:table-cell office:value-type="float" office:value="1205.84" calcext:value-type="float">
            <text:p>1205.84</text:p>
          </table:table-cell>
          <table:table-cell office:value-type="float" office:value="37.89" calcext:value-type="float">
            <text:p>37.89</text:p>
          </table:table-cell>
          <table:table-cell office:value-type="float" office:value="1296.44" calcext:value-type="float">
            <text:p>1296.44</text:p>
          </table:table-cell>
          <table:table-cell office:value-type="float" office:value="1509.03" calcext:value-type="float">
            <text:p>1509.03</text:p>
          </table:table-cell>
          <table:table-cell table:formula="of:=SUM([.Q54:.R54])/[.O54]" office:value-type="percentage" office:value="1" calcext:value-type="percentage">
            <text:p>100.00%</text:p>
          </table:table-cell>
          <table:table-cell office:value-type="float" office:value="804.95" calcext:value-type="float">
            <text:p>804.95</text:p>
          </table:table-cell>
          <table:table-cell office:value-type="float" office:value="704.08" calcext:value-type="float">
            <text:p>704.08</text:p>
          </table:table-cell>
          <table:table-cell table:formula="of:=SUM([.T54:.X54])/[.R54]" office:value-type="percentage" office:value="1" calcext:value-type="percentage">
            <text:p>100.00%</text:p>
          </table:table-cell>
          <table:table-cell office:value-type="float" office:value="293.84" calcext:value-type="float">
            <text:p>293.84</text:p>
          </table:table-cell>
          <table:table-cell office:value-type="float" office:value="77.28" calcext:value-type="float">
            <text:p>77.28</text:p>
          </table:table-cell>
          <table:table-cell office:value-type="float" office:value="254.3" calcext:value-type="float">
            <text:p>254.3</text:p>
          </table:table-cell>
          <table:table-cell office:value-type="float" office:value="62.73" calcext:value-type="float">
            <text:p>62.73</text:p>
          </table:table-cell>
          <table:table-cell office:value-type="float" office:value="15.93" calcext:value-type="float">
            <text:p>15.9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8" calcext:value-type="float">
            <text:p>2018</text:p>
          </table:table-cell>
          <table:table-cell office:value-type="float" office:value="4243.29" calcext:value-type="float">
            <text:p>4243.29</text:p>
          </table:table-cell>
          <table:table-cell table:formula="of:=([.G55]+[.H55])/[.E55]" office:value-type="percentage" office:value="1" calcext:value-type="percentage">
            <text:p>100.00%</text:p>
          </table:table-cell>
          <table:table-cell office:value-type="float" office:value="44.46" calcext:value-type="float">
            <text:p>44.46</text:p>
          </table:table-cell>
          <table:table-cell office:value-type="float" office:value="4198.83" calcext:value-type="float">
            <text:p>4198.83</text:p>
          </table:table-cell>
          <table:table-cell table:formula="of:=([.J55]+[.O55])/[.H55]" office:value-type="percentage" office:value="1" calcext:value-type="percentage">
            <text:p>100.00%</text:p>
          </table:table-cell>
          <table:table-cell office:value-type="float" office:value="2661.3" calcext:value-type="float">
            <text:p>2661.3</text:p>
          </table:table-cell>
          <table:table-cell table:formula="of:=SUM([.L55:.N55])/[.J55]" office:value-type="percentage" office:value="1" calcext:value-type="percentage">
            <text:p>100.00%</text:p>
          </table:table-cell>
          <table:table-cell office:value-type="float" office:value="1149.49" calcext:value-type="float">
            <text:p>1149.49</text:p>
          </table:table-cell>
          <table:table-cell office:value-type="float" office:value="42.68" calcext:value-type="float">
            <text:p>42.68</text:p>
          </table:table-cell>
          <table:table-cell office:value-type="float" office:value="1469.13" calcext:value-type="float">
            <text:p>1469.13</text:p>
          </table:table-cell>
          <table:table-cell office:value-type="float" office:value="1537.53" calcext:value-type="float">
            <text:p>1537.53</text:p>
          </table:table-cell>
          <table:table-cell table:formula="of:=SUM([.Q55:.R55])/[.O55]" office:value-type="percentage" office:value="1" calcext:value-type="percentage">
            <text:p>100.00%</text:p>
          </table:table-cell>
          <table:table-cell office:value-type="float" office:value="807.08" calcext:value-type="float">
            <text:p>807.08</text:p>
          </table:table-cell>
          <table:table-cell office:value-type="float" office:value="730.45" calcext:value-type="float">
            <text:p>730.45</text:p>
          </table:table-cell>
          <table:table-cell table:formula="of:=SUM([.T55:.X55])/[.R55]" office:value-type="percentage" office:value="1" calcext:value-type="percentage">
            <text:p>100.00%</text:p>
          </table:table-cell>
          <table:table-cell office:value-type="float" office:value="286.62" calcext:value-type="float">
            <text:p>286.62</text:p>
          </table:table-cell>
          <table:table-cell office:value-type="float" office:value="93.36" calcext:value-type="float">
            <text:p>93.36</text:p>
          </table:table-cell>
          <table:table-cell office:value-type="float" office:value="272.67" calcext:value-type="float">
            <text:p>272.67</text:p>
          </table:table-cell>
          <table:table-cell office:value-type="float" office:value="61.83" calcext:value-type="float">
            <text:p>61.83</text:p>
          </table:table-cell>
          <table:table-cell office:value-type="float" office:value="15.97" calcext:value-type="float">
            <text:p>15.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9" calcext:value-type="float">
            <text:p>2019</text:p>
          </table:table-cell>
          <table:table-cell office:value-type="float" office:value="4195.02" calcext:value-type="float">
            <text:p>4195.02</text:p>
          </table:table-cell>
          <table:table-cell table:formula="of:=([.G56]+[.H56])/[.E56]" office:value-type="percentage" office:value="1" calcext:value-type="percentage">
            <text:p>100.00%</text:p>
          </table:table-cell>
          <table:table-cell office:value-type="float" office:value="39.04" calcext:value-type="float">
            <text:p>39.04</text:p>
          </table:table-cell>
          <table:table-cell office:value-type="float" office:value="4155.98" calcext:value-type="float">
            <text:p>4155.98</text:p>
          </table:table-cell>
          <table:table-cell table:formula="of:=([.J56]+[.O56])/[.H56]" office:value-type="percentage" office:value="1" calcext:value-type="percentage">
            <text:p>100.00%</text:p>
          </table:table-cell>
          <table:table-cell office:value-type="float" office:value="2588.21" calcext:value-type="float">
            <text:p>2588.21</text:p>
          </table:table-cell>
          <table:table-cell table:formula="of:=SUM([.L56:.N56])/[.J56]" office:value-type="percentage" office:value="1" calcext:value-type="percentage">
            <text:p>100.00%</text:p>
          </table:table-cell>
          <table:table-cell office:value-type="float" office:value="964.96" calcext:value-type="float">
            <text:p>964.96</text:p>
          </table:table-cell>
          <table:table-cell office:value-type="float" office:value="37.44" calcext:value-type="float">
            <text:p>37.44</text:p>
          </table:table-cell>
          <table:table-cell office:value-type="float" office:value="1585.81" calcext:value-type="float">
            <text:p>1585.81</text:p>
          </table:table-cell>
          <table:table-cell office:value-type="float" office:value="1567.77" calcext:value-type="float">
            <text:p>1567.77</text:p>
          </table:table-cell>
          <table:table-cell table:formula="of:=SUM([.Q56:.R56])/[.O56]" office:value-type="percentage" office:value="1" calcext:value-type="percentage">
            <text:p>100.00%</text:p>
          </table:table-cell>
          <table:table-cell office:value-type="float" office:value="809.41" calcext:value-type="float">
            <text:p>809.41</text:p>
          </table:table-cell>
          <table:table-cell office:value-type="float" office:value="758.36" calcext:value-type="float">
            <text:p>758.36</text:p>
          </table:table-cell>
          <table:table-cell table:formula="of:=SUM([.T56:.X56])/[.R56]" office:value-type="percentage" office:value="1" calcext:value-type="percentage">
            <text:p>100.00%</text:p>
          </table:table-cell>
          <table:table-cell office:value-type="float" office:value="282.61" calcext:value-type="float">
            <text:p>282.61</text:p>
          </table:table-cell>
          <table:table-cell office:value-type="float" office:value="106.89" calcext:value-type="float">
            <text:p>106.89</text:p>
          </table:table-cell>
          <table:table-cell office:value-type="float" office:value="295.88" calcext:value-type="float">
            <text:p>295.88</text:p>
          </table:table-cell>
          <table:table-cell office:value-type="float" office:value="57.51" calcext:value-type="float">
            <text:p>57.51</text:p>
          </table:table-cell>
          <table:table-cell office:value-type="float" office:value="15.47" calcext:value-type="float">
            <text:p>15.4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20" calcext:value-type="float">
            <text:p>2020</text:p>
          </table:table-cell>
          <table:table-cell office:value-type="float" office:value="4088.29" calcext:value-type="float">
            <text:p>4088.29</text:p>
          </table:table-cell>
          <table:table-cell table:formula="of:=([.G57]+[.H57])/[.E57]" office:value-type="percentage" office:value="1" calcext:value-type="percentage">
            <text:p>100.00%</text:p>
          </table:table-cell>
          <table:table-cell office:value-type="float" office:value="47.31" calcext:value-type="float">
            <text:p>47.31</text:p>
          </table:table-cell>
          <table:table-cell office:value-type="float" office:value="4040.98" calcext:value-type="float">
            <text:p>4040.98</text:p>
          </table:table-cell>
          <table:table-cell table:formula="of:=([.J57]+[.O57])/[.H57]" office:value-type="percentage" office:value="1" calcext:value-type="percentage">
            <text:p>100.00%</text:p>
          </table:table-cell>
          <table:table-cell office:value-type="float" office:value="2431.9" calcext:value-type="float">
            <text:p>2431.9</text:p>
          </table:table-cell>
          <table:table-cell table:formula="of:=SUM([.L57:.N57])/[.J57]" office:value-type="percentage" office:value="1" calcext:value-type="percentage">
            <text:p>100.00%</text:p>
          </table:table-cell>
          <table:table-cell office:value-type="float" office:value="773.39" calcext:value-type="float">
            <text:p>773.39</text:p>
          </table:table-cell>
          <table:table-cell office:value-type="float" office:value="34.34" calcext:value-type="float">
            <text:p>34.34</text:p>
          </table:table-cell>
          <table:table-cell office:value-type="float" office:value="1624.17" calcext:value-type="float">
            <text:p>1624.17</text:p>
          </table:table-cell>
          <table:table-cell office:value-type="float" office:value="1609.08" calcext:value-type="float">
            <text:p>1609.08</text:p>
          </table:table-cell>
          <table:table-cell table:formula="of:=SUM([.Q57:.R57])/[.O57]" office:value-type="percentage" office:value="1" calcext:value-type="percentage">
            <text:p>100.00%</text:p>
          </table:table-cell>
          <table:table-cell office:value-type="float" office:value="789.88" calcext:value-type="float">
            <text:p>789.88</text:p>
          </table:table-cell>
          <table:table-cell office:value-type="float" office:value="819.2" calcext:value-type="float">
            <text:p>819.2</text:p>
          </table:table-cell>
          <table:table-cell table:formula="of:=SUM([.T57:.X57])/[.R57]" office:value-type="percentage" office:value="1" calcext:value-type="percentage">
            <text:p>100.00%</text:p>
          </table:table-cell>
          <table:table-cell office:value-type="float" office:value="279.95" calcext:value-type="float">
            <text:p>279.95</text:p>
          </table:table-cell>
          <table:table-cell office:value-type="float" office:value="130.72" calcext:value-type="float">
            <text:p>130.72</text:p>
          </table:table-cell>
          <table:table-cell office:value-type="float" office:value="337.94" calcext:value-type="float">
            <text:p>337.94</text:p>
          </table:table-cell>
          <table:table-cell office:value-type="float" office:value="54.7" calcext:value-type="float">
            <text:p>54.7</text:p>
          </table:table-cell>
          <table:table-cell office:value-type="float" office:value="15.89" calcext:value-type="float">
            <text:p>15.8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21" calcext:value-type="float">
            <text:p>2021</text:p>
          </table:table-cell>
          <table:table-cell office:value-type="float" office:value="4201.91" calcext:value-type="float">
            <text:p>4201.91</text:p>
          </table:table-cell>
          <table:table-cell table:formula="of:=([.G58]+[.H58])/[.E58]" office:value-type="percentage" office:value="1" calcext:value-type="percentage">
            <text:p>100.00%</text:p>
          </table:table-cell>
          <table:table-cell office:value-type="float" office:value="44.81" calcext:value-type="float">
            <text:p>44.81</text:p>
          </table:table-cell>
          <table:table-cell office:value-type="float" office:value="4157.1" calcext:value-type="float">
            <text:p>4157.1</text:p>
          </table:table-cell>
          <table:table-cell table:formula="of:=([.J58]+[.O58])/[.H58]" office:value-type="percentage" office:value="1" calcext:value-type="percentage">
            <text:p>100.00%</text:p>
          </table:table-cell>
          <table:table-cell office:value-type="float" office:value="2508.65" calcext:value-type="float">
            <text:p>2508.65</text:p>
          </table:table-cell>
          <table:table-cell table:formula="of:=SUM([.L58:.N58])/[.J58]" office:value-type="percentage" office:value="1" calcext:value-type="percentage">
            <text:p>100.00%</text:p>
          </table:table-cell>
          <table:table-cell office:value-type="float" office:value="898.68" calcext:value-type="float">
            <text:p>898.68</text:p>
          </table:table-cell>
          <table:table-cell office:value-type="float" office:value="34.74" calcext:value-type="float">
            <text:p>34.74</text:p>
          </table:table-cell>
          <table:table-cell office:value-type="float" office:value="1575.23" calcext:value-type="float">
            <text:p>1575.23</text:p>
          </table:table-cell>
          <table:table-cell office:value-type="float" office:value="1648.45" calcext:value-type="float">
            <text:p>1648.45</text:p>
          </table:table-cell>
          <table:table-cell table:formula="of:=SUM([.Q58:.R58])/[.O58]" office:value-type="percentage" office:value="1" calcext:value-type="percentage">
            <text:p>100.00%</text:p>
          </table:table-cell>
          <table:table-cell office:value-type="float" office:value="778.15" calcext:value-type="float">
            <text:p>778.15</text:p>
          </table:table-cell>
          <table:table-cell office:value-type="float" office:value="870.3" calcext:value-type="float">
            <text:p>870.3</text:p>
          </table:table-cell>
          <table:table-cell table:formula="of:=SUM([.T58:.X58])/[.R58]" office:value-type="percentage" office:value="1" calcext:value-type="percentage">
            <text:p>100.00%</text:p>
          </table:table-cell>
          <table:table-cell office:value-type="float" office:value="255.11" calcext:value-type="float">
            <text:p>255.11</text:p>
          </table:table-cell>
          <table:table-cell office:value-type="float" office:value="163.7" calcext:value-type="float">
            <text:p>163.7</text:p>
          </table:table-cell>
          <table:table-cell office:value-type="float" office:value="379.77" calcext:value-type="float">
            <text:p>379.77</text:p>
          </table:table-cell>
          <table:table-cell office:value-type="float" office:value="55.48" calcext:value-type="float">
            <text:p>55.48</text:p>
          </table:table-cell>
          <table:table-cell office:value-type="float" office:value="16.24" calcext:value-type="float">
            <text:p>16.24</text:p>
          </table:table-cell>
          <table:table-cell table:number-columns-repeated="971"/>
        </table:table-row>
        <table:table-row table:style-name="ro2" table:number-rows-repeated="1048517">
          <table:table-cell table:number-columns-repeated="995"/>
        </table:table-row>
        <table:table-row table:style-name="ro2"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00/00/00</text:date>, <text:time style:data-style-name="N2" text:time-value="11:11:12.753743463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1:11:49.771953318</dc:date>
    <meta:editing-duration>PT13M19S</meta:editing-duration>
    <meta:editing-cycles>4</meta:editing-cycles>
    <meta:generator>LibreOffice/7.0.4.2$Linux_X86_64 LibreOffice_project/00$Build-2</meta:generator>
    <meta:document-statistic meta:table-count="1" meta:cell-count="1072" meta:object-count="0"/>
  </office:meta>
</office:document-meta>
</file>